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xml" manifest:full-path="Formula-12/content.xml"/>
  <manifest:file-entry manifest:media-type="application/vnd.oasis.opendocument.formula" manifest:version="1.2" manifest:full-path="Formula-12/"/>
  <manifest:file-entry manifest:media-type="image/png" manifest:full-path="Thumbnails/thumbnail.png"/>
  <manifest:file-entry manifest:media-type="application/xml" manifest:full-path="Formula-1/content.xml"/>
  <manifest:file-entry manifest:media-type="application/vnd.oasis.opendocument.formula" manifest:version="1.2" manifest:full-path="Formula-1/"/>
  <manifest:file-entry manifest:media-type="application/xml" manifest:full-path="Formula-23/content.xml"/>
  <manifest:file-entry manifest:media-type="application/vnd.oasis.opendocument.formula" manifest:version="1.2" manifest:full-path="Formula-23/"/>
  <manifest:file-entry manifest:media-type="application/xml" manifest:full-path="Formula-13/content.xml"/>
  <manifest:file-entry manifest:media-type="application/vnd.oasis.opendocument.formula" manifest:version="1.2" manifest:full-path="Formula-13/"/>
  <manifest:file-entry manifest:media-type="application/xml" manifest:full-path="Formula-2/content.xml"/>
  <manifest:file-entry manifest:media-type="application/vnd.oasis.opendocument.formula" manifest:version="1.2" manifest:full-path="Formula-2/"/>
  <manifest:file-entry manifest:media-type="application/rdf+xml" manifest:full-path="manifest.rdf"/>
  <manifest:file-entry manifest:media-type="application/xml" manifest:full-path="Formula-24/content.xml"/>
  <manifest:file-entry manifest:media-type="application/vnd.oasis.opendocument.formula" manifest:version="1.2" manifest:full-path="Formula-24/"/>
  <manifest:file-entry manifest:media-type="application/xml" manifest:full-path="Formula-14/content.xml"/>
  <manifest:file-entry manifest:media-type="application/vnd.oasis.opendocument.formula" manifest:version="1.2" manifest:full-path="Formula-14/"/>
  <manifest:file-entry manifest:media-type="application/xml" manifest:full-path="Formula-25/content.xml"/>
  <manifest:file-entry manifest:media-type="application/vnd.oasis.opendocument.formula" manifest:version="1.2" manifest:full-path="Formula-25/"/>
  <manifest:file-entry manifest:media-type="application/xml" manifest:full-path="Formula-15/content.xml"/>
  <manifest:file-entry manifest:media-type="application/vnd.oasis.opendocument.formula" manifest:version="1.2" manifest:full-path="Formula-15/"/>
  <manifest:file-entry manifest:media-type="application/xml" manifest:full-path="Formula-26/content.xml"/>
  <manifest:file-entry manifest:media-type="application/vnd.oasis.opendocument.formula" manifest:version="1.2" manifest:full-path="Formula-26/"/>
  <manifest:file-entry manifest:media-type="application/xml" manifest:full-path="Formula-16/content.xml"/>
  <manifest:file-entry manifest:media-type="application/vnd.oasis.opendocument.formula" manifest:version="1.2" manifest:full-path="Formula-16/"/>
  <manifest:file-entry manifest:media-type="application/xml" manifest:full-path="Formula-27/content.xml"/>
  <manifest:file-entry manifest:media-type="application/vnd.oasis.opendocument.formula" manifest:version="1.2" manifest:full-path="Formula-27/"/>
  <manifest:file-entry manifest:media-type="application/xml" manifest:full-path="Formula-17/content.xml"/>
  <manifest:file-entry manifest:media-type="application/vnd.oasis.opendocument.formula" manifest:version="1.2" manifest:full-path="Formula-17/"/>
  <manifest:file-entry manifest:media-type="application/xml" manifest:full-path="Formula-28/content.xml"/>
  <manifest:file-entry manifest:media-type="application/vnd.oasis.opendocument.formula" manifest:version="1.2" manifest:full-path="Formula-28/"/>
  <manifest:file-entry manifest:media-type="application/xml" manifest:full-path="Formula-18/content.xml"/>
  <manifest:file-entry manifest:media-type="application/vnd.oasis.opendocument.formula" manifest:version="1.2" manifest:full-path="Formula-18/"/>
  <manifest:file-entry manifest:media-type="application/xml" manifest:full-path="Formula-29/content.xml"/>
  <manifest:file-entry manifest:media-type="application/vnd.oasis.opendocument.formula" manifest:version="1.2" manifest:full-path="Formula-29/"/>
  <manifest:file-entry manifest:media-type="application/xml" manifest:full-path="Formula-19/content.xml"/>
  <manifest:file-entry manifest:media-type="application/vnd.oasis.opendocument.formula" manifest:version="1.2" manifest:full-path="Formula-19/"/>
  <manifest:file-entry manifest:media-type="application/xml" manifest:full-path="Formula-10/content.xml"/>
  <manifest:file-entry manifest:media-type="application/vnd.oasis.opendocument.formula" manifest:version="1.2" manifest:full-path="Formula-10/"/>
  <manifest:file-entry manifest:media-type="application/xml" manifest:full-path="Formula-11/content.xml"/>
  <manifest:file-entry manifest:media-type="application/vnd.oasis.opendocument.formula" manifest:version="1.2" manifest:full-path="Formula-11/"/>
  <manifest:file-entry manifest:media-type="application/xml" manifest:full-path="Formula-20/content.xml"/>
  <manifest:file-entry manifest:media-type="application/vnd.oasis.opendocument.formula" manifest:version="1.2" manifest:full-path="Formula-20/"/>
  <manifest:file-entry manifest:media-type="application/xml" manifest:full-path="Formula-21/content.xml"/>
  <manifest:file-entry manifest:media-type="application/vnd.oasis.opendocument.formula" manifest:version="1.2" manifest:full-path="Formula-21/"/>
  <manifest:file-entry manifest:media-type="application/xml" manifest:full-path="Formula-22/content.xml"/>
  <manifest:file-entry manifest:media-type="application/vnd.oasis.opendocument.formula" manifest:version="1.2" manifest:full-path="Formula-22/"/>
  <manifest:file-entry manifest:media-type="application/xml" manifest:full-path="Formula-0/content.xml"/>
  <manifest:file-entry manifest:media-type="application/vnd.oasis.opendocument.formula" manifest:version="1.2" manifest:full-path="Formula-0/"/>
  <manifest:file-entry manifest:media-type="application/xml" manifest:full-path="Formula-30/content.xml"/>
  <manifest:file-entry manifest:media-type="application/vnd.oasis.opendocument.formula" manifest:version="1.2" manifest:full-path="Formula-30/"/>
  <manifest:file-entry manifest:media-type="application/xml" manifest:full-path="Formula-31/content.xml"/>
  <manifest:file-entry manifest:media-type="application/vnd.oasis.opendocument.formula" manifest:version="1.2" manifest:full-path="Formula-31/"/>
  <manifest:file-entry manifest:media-type="application/xml" manifest:full-path="Formula-32/content.xml"/>
  <manifest:file-entry manifest:media-type="application/vnd.oasis.opendocument.formula" manifest:version="1.2" manifest:full-path="Formula-32/"/>
  <manifest:file-entry manifest:media-type="application/xml" manifest:full-path="Formula-33/content.xml"/>
  <manifest:file-entry manifest:media-type="application/vnd.oasis.opendocument.formula" manifest:version="1.2" manifest:full-path="Formula-33/"/>
  <manifest:file-entry manifest:media-type="application/xml" manifest:full-path="Formula-34/content.xml"/>
  <manifest:file-entry manifest:media-type="application/vnd.oasis.opendocument.formula" manifest:version="1.2" manifest:full-path="Formula-34/"/>
  <manifest:file-entry manifest:media-type="application/binary" manifest:full-path="layout-cache"/>
  <manifest:file-entry manifest:media-type="application/xml" manifest:full-path="Formula-35/content.xml"/>
  <manifest:file-entry manifest:media-type="application/vnd.oasis.opendocument.formula" manifest:version="1.2" manifest:full-path="Formula-35/"/>
  <manifest:file-entry manifest:media-type="application/xml" manifest:full-path="Formula-36/content.xml"/>
  <manifest:file-entry manifest:media-type="application/vnd.oasis.opendocument.formula" manifest:version="1.2" manifest:full-path="Formula-36/"/>
  <manifest:file-entry manifest:media-type="application/xml" manifest:full-path="Formula-37/content.xml"/>
  <manifest:file-entry manifest:media-type="application/vnd.oasis.opendocument.formula" manifest:version="1.2" manifest:full-path="Formula-37/"/>
  <manifest:file-entry manifest:media-type="application/xml" manifest:full-path="Formula-38/content.xml"/>
  <manifest:file-entry manifest:media-type="application/vnd.oasis.opendocument.formula" manifest:version="1.2" manifest:full-path="Formula-38/"/>
  <manifest:file-entry manifest:media-type="application/xml" manifest:full-path="Formula-39/content.xml"/>
  <manifest:file-entry manifest:media-type="application/vnd.oasis.opendocument.formula" manifest:version="1.2" manifest:full-path="Formula-39/"/>
  <manifest:file-entry manifest:media-type="application/xml" manifest:full-path="Formula-40/content.xml"/>
  <manifest:file-entry manifest:media-type="application/vnd.oasis.opendocument.formula" manifest:version="1.2" manifest:full-path="Formula-40/"/>
  <manifest:file-entry manifest:media-type="application/xml" manifest:full-path="Formula-3/content.xml"/>
  <manifest:file-entry manifest:media-type="application/vnd.oasis.opendocument.formula" manifest:version="1.2" manifest:full-path="Formula-3/"/>
  <manifest:file-entry manifest:media-type="application/xml" manifest:full-path="Formula-41/content.xml"/>
  <manifest:file-entry manifest:media-type="application/vnd.oasis.opendocument.formula" manifest:version="1.2" manifest:full-path="Formula-41/"/>
  <manifest:file-entry manifest:media-type="application/xml" manifest:full-path="Formula-4/content.xml"/>
  <manifest:file-entry manifest:media-type="application/vnd.oasis.opendocument.formula" manifest:version="1.2" manifest:full-path="Formula-4/"/>
  <manifest:file-entry manifest:media-type="application/xml" manifest:full-path="Formula-5/content.xml"/>
  <manifest:file-entry manifest:media-type="application/vnd.oasis.opendocument.formula" manifest:version="1.2" manifest:full-path="Formula-5/"/>
  <manifest:file-entry manifest:media-type="application/xml" manifest:full-path="Formula-42/content.xml"/>
  <manifest:file-entry manifest:media-type="application/vnd.oasis.opendocument.formula" manifest:version="1.2" manifest:full-path="Formula-42/"/>
  <manifest:file-entry manifest:media-type="application/xml" manifest:full-path="Formula-6/content.xml"/>
  <manifest:file-entry manifest:media-type="application/vnd.oasis.opendocument.formula" manifest:version="1.2" manifest:full-path="Formula-6/"/>
  <manifest:file-entry manifest:media-type="application/xml" manifest:full-path="Formula-43/content.xml"/>
  <manifest:file-entry manifest:media-type="application/vnd.oasis.opendocument.formula" manifest:version="1.2" manifest:full-path="Formula-43/"/>
  <manifest:file-entry manifest:media-type="application/xml" manifest:full-path="Formula-7/content.xml"/>
  <manifest:file-entry manifest:media-type="application/vnd.oasis.opendocument.formula" manifest:version="1.2" manifest:full-path="Formula-7/"/>
  <manifest:file-entry manifest:media-type="application/xml" manifest:full-path="Formula-44/content.xml"/>
  <manifest:file-entry manifest:media-type="application/vnd.oasis.opendocument.formula" manifest:version="1.2" manifest:full-path="Formula-44/"/>
  <manifest:file-entry manifest:media-type="application/xml" manifest:full-path="Formula-8/content.xml"/>
  <manifest:file-entry manifest:media-type="application/vnd.oasis.opendocument.formula" manifest:version="1.2" manifest:full-path="Formula-8/"/>
  <manifest:file-entry manifest:media-type="application/xml" manifest:full-path="Formula-45/content.xml"/>
  <manifest:file-entry manifest:media-type="application/vnd.oasis.opendocument.formula" manifest:version="1.2" manifest:full-path="Formula-45/"/>
  <manifest:file-entry manifest:media-type="text/xml" manifest:full-path="Formula-50/settings.xml"/>
  <manifest:file-entry manifest:media-type="text/xml" manifest:full-path="Formula-50/content.xml"/>
  <manifest:file-entry manifest:media-type="application/vnd.oasis.opendocument.formula" manifest:version="1.2" manifest:full-path="Formula-50/"/>
  <manifest:file-entry manifest:media-type="text/xml" manifest:full-path="Formula-64/settings.xml"/>
  <manifest:file-entry manifest:media-type="text/xml" manifest:full-path="Formula-64/content.xml"/>
  <manifest:file-entry manifest:media-type="application/vnd.oasis.opendocument.formula" manifest:version="1.2" manifest:full-path="Formula-64/"/>
  <manifest:file-entry manifest:media-type="application/xml" manifest:full-path="Formula-46/content.xml"/>
  <manifest:file-entry manifest:media-type="application/vnd.oasis.opendocument.formula" manifest:version="1.2" manifest:full-path="Formula-46/"/>
  <manifest:file-entry manifest:media-type="application/xml" manifest:full-path="Formula-9/content.xml"/>
  <manifest:file-entry manifest:media-type="application/vnd.oasis.opendocument.formula" manifest:version="1.2" manifest:full-path="Formula-9/"/>
  <manifest:file-entry manifest:media-type="text/xml" manifest:full-path="meta.xml"/>
  <manifest:file-entry manifest:media-type="text/xml" manifest:full-path="Formula-51/settings.xml"/>
  <manifest:file-entry manifest:media-type="text/xml" manifest:full-path="Formula-51/content.xml"/>
  <manifest:file-entry manifest:media-type="application/vnd.oasis.opendocument.formula" manifest:version="1.2" manifest:full-path="Formula-51/"/>
  <manifest:file-entry manifest:media-type="text/xml" manifest:full-path="settings.xml"/>
  <manifest:file-entry manifest:media-type="text/xml" manifest:full-path="Formula-52/settings.xml"/>
  <manifest:file-entry manifest:media-type="text/xml" manifest:full-path="Formula-52/content.xml"/>
  <manifest:file-entry manifest:media-type="application/vnd.oasis.opendocument.formula" manifest:version="1.2" manifest:full-path="Formula-52/"/>
  <manifest:file-entry manifest:media-type="text/xml" manifest:full-path="styles.xml"/>
  <manifest:file-entry manifest:media-type="text/xml" manifest:full-path="Formula-53/settings.xml"/>
  <manifest:file-entry manifest:media-type="text/xml" manifest:full-path="Formula-53/content.xml"/>
  <manifest:file-entry manifest:media-type="application/vnd.oasis.opendocument.formula" manifest:version="1.2" manifest:full-path="Formula-53/"/>
  <manifest:file-entry manifest:media-type="text/xml" manifest:full-path="Formula-54/settings.xml"/>
  <manifest:file-entry manifest:media-type="text/xml" manifest:full-path="Formula-54/content.xml"/>
  <manifest:file-entry manifest:media-type="application/vnd.oasis.opendocument.formula" manifest:version="1.2" manifest:full-path="Formula-54/"/>
  <manifest:file-entry manifest:media-type="text/xml" manifest:full-path="Formula-55/settings.xml"/>
  <manifest:file-entry manifest:media-type="text/xml" manifest:full-path="Formula-55/content.xml"/>
  <manifest:file-entry manifest:media-type="application/vnd.oasis.opendocument.formula" manifest:version="1.2" manifest:full-path="Formula-55/"/>
  <manifest:file-entry manifest:media-type="text/xml" manifest:full-path="Formula-56/settings.xml"/>
  <manifest:file-entry manifest:media-type="text/xml" manifest:full-path="Formula-56/content.xml"/>
  <manifest:file-entry manifest:media-type="application/vnd.oasis.opendocument.formula" manifest:version="1.2" manifest:full-path="Formula-56/"/>
  <manifest:file-entry manifest:media-type="text/xml" manifest:full-path="Formula-60/settings.xml"/>
  <manifest:file-entry manifest:media-type="text/xml" manifest:full-path="Formula-60/content.xml"/>
  <manifest:file-entry manifest:media-type="application/vnd.oasis.opendocument.formula" manifest:version="1.2" manifest:full-path="Formula-60/"/>
  <manifest:file-entry manifest:media-type="text/xml" manifest:full-path="Formula-61/settings.xml"/>
  <manifest:file-entry manifest:media-type="text/xml" manifest:full-path="Formula-61/content.xml"/>
  <manifest:file-entry manifest:media-type="application/vnd.oasis.opendocument.formula" manifest:version="1.2" manifest:full-path="Formula-61/"/>
  <manifest:file-entry manifest:media-type="text/xml" manifest:full-path="Formula-47/settings.xml"/>
  <manifest:file-entry manifest:media-type="text/xml" manifest:full-path="Formula-47/content.xml"/>
  <manifest:file-entry manifest:media-type="application/vnd.oasis.opendocument.formula" manifest:version="1.2" manifest:full-path="Formula-47/"/>
  <manifest:file-entry manifest:media-type="text/xml" manifest:full-path="Formula-62/settings.xml"/>
  <manifest:file-entry manifest:media-type="text/xml" manifest:full-path="Formula-62/content.xml"/>
  <manifest:file-entry manifest:media-type="application/vnd.oasis.opendocument.formula" manifest:version="1.2" manifest:full-path="Formula-62/"/>
  <manifest:file-entry manifest:media-type="text/xml" manifest:full-path="Formula-57/settings.xml"/>
  <manifest:file-entry manifest:media-type="text/xml" manifest:full-path="Formula-57/content.xml"/>
  <manifest:file-entry manifest:media-type="application/vnd.oasis.opendocument.formula" manifest:version="1.2" manifest:full-path="Formula-57/"/>
  <manifest:file-entry manifest:media-type="text/xml" manifest:full-path="Formula-48/settings.xml"/>
  <manifest:file-entry manifest:media-type="text/xml" manifest:full-path="Formula-48/content.xml"/>
  <manifest:file-entry manifest:media-type="application/vnd.oasis.opendocument.formula" manifest:version="1.2" manifest:full-path="Formula-48/"/>
  <manifest:file-entry manifest:media-type="text/xml" manifest:full-path="Formula-58/settings.xml"/>
  <manifest:file-entry manifest:media-type="text/xml" manifest:full-path="Formula-58/content.xml"/>
  <manifest:file-entry manifest:media-type="application/vnd.oasis.opendocument.formula" manifest:version="1.2" manifest:full-path="Formula-58/"/>
  <manifest:file-entry manifest:media-type="application/x-openoffice-gdimetafile;windows_formatname=&quot;GDIMetaFile&quot;" manifest:full-path="ObjectReplacements/Formula-12"/>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3"/>
  <manifest:file-entry manifest:media-type="application/x-openoffice-gdimetafile;windows_formatname=&quot;GDIMetaFile&quot;" manifest:full-path="ObjectReplacements/Formula-13"/>
  <manifest:file-entry manifest:media-type="application/x-openoffice-gdimetafile;windows_formatname=&quot;GDIMetaFile&quot;" manifest:full-path="ObjectReplacements/Formula-2"/>
  <manifest:file-entry manifest:media-type="application/x-openoffice-gdimetafile;windows_formatname=&quot;GDIMetaFile&quot;" manifest:full-path="ObjectReplacements/Formula-24"/>
  <manifest:file-entry manifest:media-type="application/x-openoffice-gdimetafile;windows_formatname=&quot;GDIMetaFile&quot;" manifest:full-path="ObjectReplacements/Formula-14"/>
  <manifest:file-entry manifest:media-type="application/x-openoffice-gdimetafile;windows_formatname=&quot;GDIMetaFile&quot;" manifest:full-path="ObjectReplacements/Formula-25"/>
  <manifest:file-entry manifest:media-type="application/x-openoffice-gdimetafile;windows_formatname=&quot;GDIMetaFile&quot;" manifest:full-path="ObjectReplacements/Formula-15"/>
  <manifest:file-entry manifest:media-type="application/x-openoffice-gdimetafile;windows_formatname=&quot;GDIMetaFile&quot;" manifest:full-path="ObjectReplacements/Formula-26"/>
  <manifest:file-entry manifest:media-type="application/x-openoffice-gdimetafile;windows_formatname=&quot;GDIMetaFile&quot;" manifest:full-path="ObjectReplacements/Formula-16"/>
  <manifest:file-entry manifest:media-type="application/x-openoffice-gdimetafile;windows_formatname=&quot;GDIMetaFile&quot;" manifest:full-path="ObjectReplacements/Formula-27"/>
  <manifest:file-entry manifest:media-type="application/x-openoffice-gdimetafile;windows_formatname=&quot;GDIMetaFile&quot;" manifest:full-path="ObjectReplacements/Formula-17"/>
  <manifest:file-entry manifest:media-type="application/x-openoffice-gdimetafile;windows_formatname=&quot;GDIMetaFile&quot;" manifest:full-path="ObjectReplacements/Formula-28"/>
  <manifest:file-entry manifest:media-type="application/x-openoffice-gdimetafile;windows_formatname=&quot;GDIMetaFile&quot;" manifest:full-path="ObjectReplacements/Formula-18"/>
  <manifest:file-entry manifest:media-type="application/x-openoffice-gdimetafile;windows_formatname=&quot;GDIMetaFile&quot;" manifest:full-path="ObjectReplacements/Formula-29"/>
  <manifest:file-entry manifest:media-type="application/x-openoffice-gdimetafile;windows_formatname=&quot;GDIMetaFile&quot;" manifest:full-path="ObjectReplacements/Formula-19"/>
  <manifest:file-entry manifest:media-type="application/x-openoffice-gdimetafile;windows_formatname=&quot;GDIMetaFile&quot;" manifest:full-path="ObjectReplacements/Formula-10"/>
  <manifest:file-entry manifest:media-type="application/x-openoffice-gdimetafile;windows_formatname=&quot;GDIMetaFile&quot;" manifest:full-path="ObjectReplacements/Formula-11"/>
  <manifest:file-entry manifest:media-type="application/x-openoffice-gdimetafile;windows_formatname=&quot;GDIMetaFile&quot;" manifest:full-path="ObjectReplacements/Formula-20"/>
  <manifest:file-entry manifest:media-type="application/x-openoffice-gdimetafile;windows_formatname=&quot;GDIMetaFile&quot;" manifest:full-path="ObjectReplacements/Formula-21"/>
  <manifest:file-entry manifest:media-type="application/x-openoffice-gdimetafile;windows_formatname=&quot;GDIMetaFile&quot;" manifest:full-path="ObjectReplacements/Formula-22"/>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30"/>
  <manifest:file-entry manifest:media-type="application/x-openoffice-gdimetafile;windows_formatname=&quot;GDIMetaFile&quot;" manifest:full-path="ObjectReplacements/Formula-31"/>
  <manifest:file-entry manifest:media-type="application/x-openoffice-gdimetafile;windows_formatname=&quot;GDIMetaFile&quot;" manifest:full-path="ObjectReplacements/Formula-32"/>
  <manifest:file-entry manifest:media-type="application/x-openoffice-gdimetafile;windows_formatname=&quot;GDIMetaFile&quot;" manifest:full-path="ObjectReplacements/Formula-33"/>
  <manifest:file-entry manifest:media-type="application/x-openoffice-gdimetafile;windows_formatname=&quot;GDIMetaFile&quot;" manifest:full-path="ObjectReplacements/Formula-34"/>
  <manifest:file-entry manifest:media-type="application/x-openoffice-gdimetafile;windows_formatname=&quot;GDIMetaFile&quot;" manifest:full-path="ObjectReplacements/Formula-35"/>
  <manifest:file-entry manifest:media-type="application/x-openoffice-gdimetafile;windows_formatname=&quot;GDIMetaFile&quot;" manifest:full-path="ObjectReplacements/Formula-36"/>
  <manifest:file-entry manifest:media-type="application/x-openoffice-gdimetafile;windows_formatname=&quot;GDIMetaFile&quot;" manifest:full-path="ObjectReplacements/Formula-37"/>
  <manifest:file-entry manifest:media-type="application/x-openoffice-gdimetafile;windows_formatname=&quot;GDIMetaFile&quot;" manifest:full-path="ObjectReplacements/Formula-38"/>
  <manifest:file-entry manifest:media-type="application/x-openoffice-gdimetafile;windows_formatname=&quot;GDIMetaFile&quot;" manifest:full-path="ObjectReplacements/Formula-39"/>
  <manifest:file-entry manifest:media-type="application/x-openoffice-gdimetafile;windows_formatname=&quot;GDIMetaFile&quot;" manifest:full-path="ObjectReplacements/Formula-40"/>
  <manifest:file-entry manifest:media-type="application/x-openoffice-gdimetafile;windows_formatname=&quot;GDIMetaFile&quot;" manifest:full-path="ObjectReplacements/Formula-3"/>
  <manifest:file-entry manifest:media-type="application/x-openoffice-gdimetafile;windows_formatname=&quot;GDIMetaFile&quot;" manifest:full-path="ObjectReplacements/Formula-41"/>
  <manifest:file-entry manifest:media-type="application/x-openoffice-gdimetafile;windows_formatname=&quot;GDIMetaFile&quot;" manifest:full-path="ObjectReplacements/Formula-4"/>
  <manifest:file-entry manifest:media-type="application/x-openoffice-gdimetafile;windows_formatname=&quot;GDIMetaFile&quot;" manifest:full-path="ObjectReplacements/Formula-5"/>
  <manifest:file-entry manifest:media-type="application/x-openoffice-gdimetafile;windows_formatname=&quot;GDIMetaFile&quot;" manifest:full-path="ObjectReplacements/Formula-42"/>
  <manifest:file-entry manifest:media-type="application/x-openoffice-gdimetafile;windows_formatname=&quot;GDIMetaFile&quot;" manifest:full-path="ObjectReplacements/Formula-6"/>
  <manifest:file-entry manifest:media-type="application/x-openoffice-gdimetafile;windows_formatname=&quot;GDIMetaFile&quot;" manifest:full-path="ObjectReplacements/Formula-43"/>
  <manifest:file-entry manifest:media-type="application/x-openoffice-gdimetafile;windows_formatname=&quot;GDIMetaFile&quot;" manifest:full-path="ObjectReplacements/Formula-7"/>
  <manifest:file-entry manifest:media-type="application/x-openoffice-gdimetafile;windows_formatname=&quot;GDIMetaFile&quot;" manifest:full-path="ObjectReplacements/Formula-44"/>
  <manifest:file-entry manifest:media-type="application/x-openoffice-gdimetafile;windows_formatname=&quot;GDIMetaFile&quot;" manifest:full-path="ObjectReplacements/Formula-8"/>
  <manifest:file-entry manifest:media-type="application/x-openoffice-gdimetafile;windows_formatname=&quot;GDIMetaFile&quot;" manifest:full-path="ObjectReplacements/Formula-45"/>
  <manifest:file-entry manifest:media-type="application/x-openoffice-gdimetafile;windows_formatname=&quot;GDIMetaFile&quot;" manifest:full-path="ObjectReplacements/Formula-63"/>
  <manifest:file-entry manifest:media-type="application/x-openoffice-gdimetafile;windows_formatname=&quot;GDIMetaFile&quot;" manifest:full-path="ObjectReplacements/Formula-50"/>
  <manifest:file-entry manifest:media-type="application/x-openoffice-gdimetafile;windows_formatname=&quot;GDIMetaFile&quot;" manifest:full-path="ObjectReplacements/Formula-64"/>
  <manifest:file-entry manifest:media-type="application/x-openoffice-gdimetafile;windows_formatname=&quot;GDIMetaFile&quot;" manifest:full-path="ObjectReplacements/Formula-46"/>
  <manifest:file-entry manifest:media-type="application/x-openoffice-gdimetafile;windows_formatname=&quot;GDIMetaFile&quot;" manifest:full-path="ObjectReplacements/Formula-9"/>
  <manifest:file-entry manifest:media-type="application/x-openoffice-gdimetafile;windows_formatname=&quot;GDIMetaFile&quot;" manifest:full-path="ObjectReplacements/Formula-51"/>
  <manifest:file-entry manifest:media-type="application/x-openoffice-gdimetafile;windows_formatname=&quot;GDIMetaFile&quot;" manifest:full-path="ObjectReplacements/Formula-52"/>
  <manifest:file-entry manifest:media-type="application/x-openoffice-gdimetafile;windows_formatname=&quot;GDIMetaFile&quot;" manifest:full-path="ObjectReplacements/Formula-53"/>
  <manifest:file-entry manifest:media-type="application/x-openoffice-gdimetafile;windows_formatname=&quot;GDIMetaFile&quot;" manifest:full-path="ObjectReplacements/Formula-54"/>
  <manifest:file-entry manifest:media-type="application/x-openoffice-gdimetafile;windows_formatname=&quot;GDIMetaFile&quot;" manifest:full-path="ObjectReplacements/Formula-55"/>
  <manifest:file-entry manifest:media-type="application/x-openoffice-gdimetafile;windows_formatname=&quot;GDIMetaFile&quot;" manifest:full-path="ObjectReplacements/Formula-60"/>
  <manifest:file-entry manifest:media-type="application/x-openoffice-gdimetafile;windows_formatname=&quot;GDIMetaFile&quot;" manifest:full-path="ObjectReplacements/Formula-61"/>
  <manifest:file-entry manifest:media-type="application/x-openoffice-gdimetafile;windows_formatname=&quot;GDIMetaFile&quot;" manifest:full-path="ObjectReplacements/Formula-56"/>
  <manifest:file-entry manifest:media-type="application/x-openoffice-gdimetafile;windows_formatname=&quot;GDIMetaFile&quot;" manifest:full-path="ObjectReplacements/Formula-47"/>
  <manifest:file-entry manifest:media-type="application/x-openoffice-gdimetafile;windows_formatname=&quot;GDIMetaFile&quot;" manifest:full-path="ObjectReplacements/Formula-62"/>
  <manifest:file-entry manifest:media-type="application/x-openoffice-gdimetafile;windows_formatname=&quot;GDIMetaFile&quot;" manifest:full-path="ObjectReplacements/Formula-57"/>
  <manifest:file-entry manifest:media-type="application/x-openoffice-gdimetafile;windows_formatname=&quot;GDIMetaFile&quot;" manifest:full-path="ObjectReplacements/Formula-48"/>
  <manifest:file-entry manifest:media-type="application/x-openoffice-gdimetafile;windows_formatname=&quot;GDIMetaFile&quot;" manifest:full-path="ObjectReplacements/Formula-58"/>
  <manifest:file-entry manifest:media-type="application/x-openoffice-gdimetafile;windows_formatname=&quot;GDIMetaFile&quot;" manifest:full-path="ObjectReplacements/Formula-49"/>
  <manifest:file-entry manifest:media-type="application/x-openoffice-gdimetafile;windows_formatname=&quot;GDIMetaFile&quot;" manifest:full-path="ObjectReplacements/Formula-59"/>
  <manifest:file-entry manifest:media-type="application/x-openoffice-gdimetafile;windows_formatname=&quot;GDIMetaFile&quot;" manifest:full-path="ObjectReplacements/Formula-65"/>
  <manifest:file-entry manifest:media-type="application/x-openoffice-gdimetafile;windows_formatname=&quot;GDIMetaFile&quot;" manifest:full-path="ObjectReplacements/Formula-66"/>
  <manifest:file-entry manifest:media-type="text/xml" manifest:full-path="Formula-63/settings.xml"/>
  <manifest:file-entry manifest:media-type="text/xml" manifest:full-path="Formula-63/content.xml"/>
  <manifest:file-entry manifest:media-type="application/vnd.oasis.opendocument.formula" manifest:version="1.2" manifest:full-path="Formula-63/"/>
  <manifest:file-entry manifest:media-type="text/xml" manifest:full-path="Formula-49/settings.xml"/>
  <manifest:file-entry manifest:media-type="text/xml" manifest:full-path="Formula-49/content.xml"/>
  <manifest:file-entry manifest:media-type="application/vnd.oasis.opendocument.formula" manifest:version="1.2" manifest:full-path="Formula-49/"/>
  <manifest:file-entry manifest:media-type="text/xml" manifest:full-path="Formula-66/settings.xml"/>
  <manifest:file-entry manifest:media-type="text/xml" manifest:full-path="Formula-66/content.xml"/>
  <manifest:file-entry manifest:media-type="application/vnd.oasis.opendocument.formula" manifest:version="1.2" manifest:full-path="Formula-66/"/>
  <manifest:file-entry manifest:media-type="text/xml" manifest:full-path="Formula-59/settings.xml"/>
  <manifest:file-entry manifest:media-type="text/xml" manifest:full-path="Formula-59/content.xml"/>
  <manifest:file-entry manifest:media-type="application/vnd.oasis.opendocument.formula" manifest:version="1.2" manifest:full-path="Formula-59/"/>
  <manifest:file-entry manifest:media-type="text/xml" manifest:full-path="Formula-65/settings.xml"/>
  <manifest:file-entry manifest:media-type="text/xml" manifest:full-path="Formula-65/content.xml"/>
  <manifest:file-entry manifest:media-type="application/vnd.oasis.opendocument.formula" manifest:version="1.2" manifest:full-path="Formula-6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line-height="2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upplementary</text:span><text:span text:style-name="T1"> </text:span><text:span text:style-name="T1">Data</text:span></text:p>
      <text:p text:style-name="P3"><text:span text:style-name="T1">1</text:span><text:span text:style-name="T1"> </text:span><text:span text:style-name="T1">Implementation</text:span><text:span text:style-name="T1"> </text:span><text:span text:style-name="T1">of</text:span><text:span text:style-name="T1"> </text:span><text:span text:style-name="T1">the</text:span><text:span text:style-name="T1"> </text:span><text:span text:style-name="T1">Crofton</text:span><text:span text:style-name="T1"> </text:span><text:span text:style-name="T1">Method</text:span></text:p>
      <text:p text:style-name="P3">The algorithm for fitting the Crofton Method (Crofton, 1971) proceeds as follows. First, obtain a dataset with <draw:frame draw:style-name="fr1" draw:name="1" text:anchor-type="as-char" svg:width="0.1689in" svg:height="0.1839in" draw:z-index="0"><draw:object xlink:href="./Formula-0" xlink:type="simple" xlink:show="embed" xlink:actuate="onLoad"/><draw:image xlink:href="./ObjectReplacements/Formula-0" xlink:type="simple" xlink:show="embed" xlink:actuate="onLoad"/></draw:frame> hosts where each host has some parasite intensity 0 to <draw:frame draw:style-name="fr1" draw:name="2" text:anchor-type="as-char" svg:width="0.3984in" svg:height="0.2091in" draw:z-index="1"><draw:object xlink:href="./Formula-1" xlink:type="simple" xlink:show="embed" xlink:actuate="onLoad"/><draw:image xlink:href="./ObjectReplacements/Formula-1" xlink:type="simple" xlink:show="embed" xlink:actuate="onLoad"/></draw:frame>. Starting with the full dataset, guess a vector of pre-mortality parameters <draw:frame draw:style-name="fr1" draw:name="3" text:anchor-type="as-char" svg:width="1.1209in" svg:height="0.2126in" draw:z-index="2"><draw:object xlink:href="./Formula-2" xlink:type="simple" xlink:show="embed" xlink:actuate="onLoad"/><draw:image xlink:href="./ObjectReplacements/Formula-2" xlink:type="simple" xlink:show="embed" xlink:actuate="onLoad"/></draw:frame> where <draw:frame draw:style-name="fr1" draw:name="4" text:anchor-type="as-char" svg:width="0.3535in" svg:height="0.2091in" draw:z-index="3"><draw:object xlink:href="./Formula-3" xlink:type="simple" xlink:show="embed" xlink:actuate="onLoad"/><draw:image xlink:href="./ObjectReplacements/Formula-3" xlink:type="simple" xlink:show="embed" xlink:actuate="onLoad"/></draw:frame> is the total number of hosts before mortality, <draw:frame draw:style-name="fr1" draw:name="5" text:anchor-type="as-char" svg:width="0.3102in" svg:height="0.2091in" draw:z-index="4"><draw:object xlink:href="./Formula-4" xlink:type="simple" xlink:show="embed" xlink:actuate="onLoad"/><draw:image xlink:href="./ObjectReplacements/Formula-4" xlink:type="simple" xlink:show="embed" xlink:actuate="onLoad"/></draw:frame> is the parasite intensity before mortality, and <draw:frame draw:style-name="fr1" draw:name="6" text:anchor-type="as-char" svg:width="0.302in" svg:height="0.2091in" draw:z-index="5"><draw:object xlink:href="./Formula-5" xlink:type="simple" xlink:show="embed" xlink:actuate="onLoad"/><draw:image xlink:href="./ObjectReplacements/Formula-5" xlink:type="simple" xlink:show="embed" xlink:actuate="onLoad"/></draw:frame> is the parasite aggregation before mortality. Given these parameters, use a negative binomial distribution to calculate the predicted number of hosts with <draw:frame draw:style-name="fr1" draw:name="7" text:anchor-type="as-char" svg:width="1.0756in" svg:height="0.2091in" draw:z-index="6"><draw:object xlink:href="./Formula-6" xlink:type="simple" xlink:show="embed" xlink:actuate="onLoad"/><draw:image xlink:href="./ObjectReplacements/Formula-6" xlink:type="simple" xlink:show="embed" xlink:actuate="onLoad"/></draw:frame> parasites. Compare the expected number of hosts with <draw:frame draw:style-name="fr1" draw:name="8" text:anchor-type="as-char" svg:width="1.0756in" svg:height="0.2091in" draw:z-index="7"><draw:object xlink:href="./Formula-7" xlink:type="simple" xlink:show="embed" xlink:actuate="onLoad"/><draw:image xlink:href="./ObjectReplacements/Formula-7" xlink:type="simple" xlink:show="embed" xlink:actuate="onLoad"/></draw:frame> parasites to the observed number hosts with <draw:frame draw:style-name="fr1" draw:name="9" text:anchor-type="as-char" svg:width="1.0756in" svg:height="0.2091in" draw:z-index="8"><draw:object xlink:href="./Formula-8" xlink:type="simple" xlink:show="embed" xlink:actuate="onLoad"/><draw:image xlink:href="./ObjectReplacements/Formula-8" xlink:type="simple" xlink:show="embed" xlink:actuate="onLoad"/></draw:frame> parasites and calculate the <draw:frame draw:style-name="fr1" draw:name="10" text:anchor-type="as-char" svg:width="0.2425in" svg:height="0.2075in" draw:z-index="9"><draw:object xlink:href="./Formula-9" xlink:type="simple" xlink:show="embed" xlink:actuate="onLoad"/><draw:image xlink:href="./ObjectReplacements/Formula-9" xlink:type="simple" xlink:show="embed" xlink:actuate="onLoad"/></draw:frame>-squared statistic associated with the observed and predicted vectors. In reality, one often has to bin the parasite intensity data because all parasite intensities are not represented in the dataset. Continue to guess <draw:frame draw:style-name="fr1" draw:name="11" text:anchor-type="as-char" svg:width="1.1209in" svg:height="0.2126in" draw:z-index="10"><draw:object xlink:href="./Formula-10" xlink:type="simple" xlink:show="embed" xlink:actuate="onLoad"/><draw:image xlink:href="./ObjectReplacements/Formula-10" xlink:type="simple" xlink:show="embed" xlink:actuate="onLoad"/></draw:frame> vectors until a set of parameters is found that minimizes the <draw:frame draw:style-name="fr1" draw:name="12" text:anchor-type="as-char" svg:width="0.2425in" svg:height="0.2075in" draw:z-index="11"><draw:object xlink:href="./Formula-11" xlink:type="simple" xlink:show="embed" xlink:actuate="onLoad"/><draw:image xlink:href="./ObjectReplacements/Formula-11" xlink:type="simple" xlink:show="embed" xlink:actuate="onLoad"/></draw:frame>- squared statistic.</text:p>
      <text:p text:style-name="P3">Second, choose a truncation value (<draw:frame draw:style-name="fr1" draw:name="13" text:anchor-type="as-char" svg:width="0.1925in" svg:height="0.2091in" draw:z-index="12"><draw:object xlink:href="./Formula-12" xlink:type="simple" xlink:show="embed" xlink:actuate="onLoad"/><draw:image xlink:href="./ObjectReplacements/Formula-12" xlink:type="simple" xlink:show="embed" xlink:actuate="onLoad"/></draw:frame>) such that <draw:frame draw:style-name="fr1" draw:name="14" text:anchor-type="as-char" svg:width="0.6516in" svg:height="0.2091in" draw:z-index="13"><draw:object xlink:href="./Formula-13" xlink:type="simple" xlink:show="embed" xlink:actuate="onLoad"/><draw:image xlink:href="./ObjectReplacements/Formula-13" xlink:type="simple" xlink:show="embed" xlink:actuate="onLoad"/></draw:frame>. Truncate the data such that <draw:frame draw:style-name="fr1" draw:name="15" text:anchor-type="as-char" svg:width="0.9984in" svg:height="0.2091in" draw:z-index="14"><draw:object xlink:href="./Formula-14" xlink:type="simple" xlink:show="embed" xlink:actuate="onLoad"/><draw:image xlink:href="./ObjectReplacements/Formula-14" xlink:type="simple" xlink:show="embed" xlink:actuate="onLoad"/></draw:frame> and repeat the above iterative procedure to calculate another set of parameters <draw:frame draw:style-name="fr1" draw:name="16" text:anchor-type="as-char" svg:width="1.1327in" svg:height="0.2126in" draw:z-index="15"><draw:object xlink:href="./Formula-15" xlink:type="simple" xlink:show="embed" xlink:actuate="onLoad"/><draw:image xlink:href="./ObjectReplacements/Formula-15" xlink:type="simple" xlink:show="embed" xlink:actuate="onLoad"/></draw:frame> that minimizes the <draw:frame draw:style-name="fr1" draw:name="17" text:anchor-type="as-char" svg:width="0.2425in" svg:height="0.2075in" draw:z-index="16"><draw:object xlink:href="./Formula-16" xlink:type="simple" xlink:show="embed" xlink:actuate="onLoad"/><draw:image xlink:href="./ObjectReplacements/Formula-16" xlink:type="simple" xlink:show="embed" xlink:actuate="onLoad"/></draw:frame>-squared statistic on the truncated data. Choose a new truncated value <draw:frame draw:style-name="fr1" draw:name="18" text:anchor-type="as-char" svg:width="0.4417in" svg:height="0.2091in" draw:z-index="17"><draw:object xlink:href="./Formula-17" xlink:type="simple" xlink:show="embed" xlink:actuate="onLoad"/><draw:image xlink:href="./ObjectReplacements/Formula-17" xlink:type="simple" xlink:show="embed" xlink:actuate="onLoad"/></draw:frame> and repeat the first two steps. Continue to truncate the dataset until it only contains hosts with 0, 1, and 2 parasites (or 3 bins). Because the method attempts to estimate <text:soft-page-break/>three parameters, at least 3 classes are needed for all 3 parameters to be identifiable (Royce and Rossignol, 1990).</text:p>
      <text:p text:style-name="P3">Once the iterative procedure has been completed, parasite-induced host mortality is traditionally identified by plotting the different truncation values <draw:frame draw:style-name="fr1" draw:name="19" text:anchor-type="as-char" svg:width="0.1717in" svg:height="0.2091in" draw:z-index="18"><draw:object xlink:href="./Formula-18" xlink:type="simple" xlink:show="embed" xlink:actuate="onLoad"/><draw:image xlink:href="./ObjectReplacements/Formula-18" xlink:type="simple" xlink:show="embed" xlink:actuate="onLoad"/></draw:frame> against the different values of <draw:frame draw:style-name="fr1" draw:name="20" text:anchor-type="as-char" svg:width="0.3366in" svg:height="0.2091in" draw:z-index="19"><draw:object xlink:href="./Formula-19" xlink:type="simple" xlink:show="embed" xlink:actuate="onLoad"/><draw:image xlink:href="./ObjectReplacements/Formula-19" xlink:type="simple" xlink:show="embed" xlink:actuate="onLoad"/></draw:frame> and looking for a distinct “kink” in the resulting plot. Once the “kink” as occurred, the values of <draw:frame draw:style-name="fr1" draw:name="21" text:anchor-type="as-char" svg:width="0.3366in" svg:height="0.2091in" draw:z-index="20"><draw:object xlink:href="./Formula-20" xlink:type="simple" xlink:show="embed" xlink:actuate="onLoad"/><draw:image xlink:href="./ObjectReplacements/Formula-20" xlink:type="simple" xlink:show="embed" xlink:actuate="onLoad"/></draw:frame> will typically remain close to constant as <draw:frame draw:style-name="fr1" draw:name="22" text:anchor-type="as-char" svg:width="0.1717in" svg:height="0.2091in" draw:z-index="21"><draw:object xlink:href="./Formula-21" xlink:type="simple" xlink:show="embed" xlink:actuate="onLoad"/><draw:image xlink:href="./ObjectReplacements/Formula-21" xlink:type="simple" xlink:show="embed" xlink:actuate="onLoad"/></draw:frame> is decreased further. The “true” pre-mortality parameters <draw:frame draw:style-name="fr1" draw:name="23" text:anchor-type="as-char" svg:width="0.3398in" svg:height="0.2091in" draw:z-index="22"><draw:object xlink:href="./Formula-22" xlink:type="simple" xlink:show="embed" xlink:actuate="onLoad"/><draw:image xlink:href="./ObjectReplacements/Formula-22" xlink:type="simple" xlink:show="embed" xlink:actuate="onLoad"/></draw:frame>, <draw:frame draw:style-name="fr1" draw:name="24" text:anchor-type="as-char" svg:width="0.2957in" svg:height="0.2091in" draw:z-index="23"><draw:object xlink:href="./Formula-23" xlink:type="simple" xlink:show="embed" xlink:actuate="onLoad"/><draw:image xlink:href="./ObjectReplacements/Formula-23" xlink:type="simple" xlink:show="embed" xlink:actuate="onLoad"/></draw:frame>, and <draw:frame draw:style-name="fr1" draw:name="25" text:anchor-type="as-char" svg:width="0.2882in" svg:height="0.2091in" draw:z-index="24"><draw:object xlink:href="./Formula-24" xlink:type="simple" xlink:show="embed" xlink:actuate="onLoad"/><draw:image xlink:href="./ObjectReplacements/Formula-24" xlink:type="simple" xlink:show="embed" xlink:actuate="onLoad"/></draw:frame> are taken to be at the point where the “kink” occurs.</text:p>
      <text:p text:style-name="P3">We provide an implementation and unit tests of the Crofton Method in Supplementary Data S3. Figure S10 visually shows that our implementation of the Crofton Method agrees with results previously published by Crofton (1971).</text:p>
      <text:p text:style-name="P3"><text:span text:style-name="T1">2</text:span><text:span text:style-name="T1"> </text:span><text:span text:style-name="T1">Implementation</text:span><text:span text:style-name="T1"> </text:span><text:span text:style-name="T1">of</text:span><text:span text:style-name="T1"> </text:span><text:span text:style-name="T1">the</text:span><text:span text:style-name="T1"> </text:span><text:span text:style-name="T1">Adjei</text:span><text:span text:style-name="T1"> </text:span><text:span text:style-name="T1">Method</text:span></text:p>
      <text:p text:style-name="P3">The Adjei Method for estimating PIHM has two steps (Adjei et al., 1986). The first step is to estimate the parameters of the pre-mortality host-parasite distribution using the Crofton Method (see Supplementary Data S1). The three parameters estimated are the total number of hosts before mortality <draw:frame draw:style-name="fr1" draw:name="26" text:anchor-type="as-char" svg:width="0.2937in" svg:height="0.2091in" draw:z-index="25"><draw:object xlink:href="./Formula-25" xlink:type="simple" xlink:show="embed" xlink:actuate="onLoad"/><draw:image xlink:href="./ObjectReplacements/Formula-25" xlink:type="simple" xlink:show="embed" xlink:actuate="onLoad"/></draw:frame>, the mean number of parasites per host before mortality <draw:frame draw:style-name="fr1" draw:name="27" text:anchor-type="as-char" svg:width="0.2508in" svg:height="0.2091in" draw:z-index="26"><draw:object xlink:href="./Formula-26" xlink:type="simple" xlink:show="embed" xlink:actuate="onLoad"/><draw:image xlink:href="./ObjectReplacements/Formula-26" xlink:type="simple" xlink:show="embed" xlink:actuate="onLoad"/></draw:frame>, and the aggregation of parasites before mortality given by the parameter <draw:frame draw:style-name="fr1" draw:name="28" text:anchor-type="as-char" svg:width="0.2429in" svg:height="0.2091in" draw:z-index="27"><draw:object xlink:href="./Formula-27" xlink:type="simple" xlink:show="embed" xlink:actuate="onLoad"/><draw:image xlink:href="./ObjectReplacements/Formula-27" xlink:type="simple" xlink:show="embed" xlink:actuate="onLoad"/></draw:frame> from a negative binomial distribution. When <draw:frame draw:style-name="fr1" draw:name="29" text:anchor-type="as-char" svg:width="0.2429in" svg:height="0.2091in" draw:z-index="28"><draw:object xlink:href="./Formula-28" xlink:type="simple" xlink:show="embed" xlink:actuate="onLoad"/><draw:image xlink:href="./ObjectReplacements/Formula-28" xlink:type="simple" xlink:show="embed" xlink:actuate="onLoad"/></draw:frame> is small, parasites are highly aggregated among hosts and when <draw:frame draw:style-name="fr1" draw:name="30" text:anchor-type="as-char" svg:width="0.2429in" svg:height="0.2091in" draw:z-index="29"><draw:object xlink:href="./Formula-29" xlink:type="simple" xlink:show="embed" xlink:actuate="onLoad"/><draw:image xlink:href="./ObjectReplacements/Formula-29" xlink:type="simple" xlink:show="embed" xlink:actuate="onLoad"/></draw:frame> is large parasites are more evenly distributed across hosts (Wilson et al., 2002). The implementation of the Crofton Method has been discussed at length elsewhere (Lester, 1984 and <text:soft-page-break/>in Supplementary Data S1; e.g. Royce and Rossignol, 1990) and we provide a tested implementation of the method in Supplementary Data S3.</text:p>
      <text:p text:style-name="P3">The second step of the Adjei Method is to make the assumption that infection, host mortality, and sampling occur in that order and are temporally separate (Adjei et al., 1986). Next, Adjei et al. (1986) assume that the host survival function follows the logistic form</text:p>
      <text:p text:style-name="P3"><draw:frame draw:style-name="fr2" draw:name="31" text:anchor-type="paragraph" svg:width="2.9898in" svg:height="0.4236in" draw:z-index="30"><draw:object xlink:href="./Formula-30" xlink:type="simple" xlink:show="embed" xlink:actuate="onLoad"/><draw:image xlink:href="./ObjectReplacements/Formula-30" xlink:type="simple" xlink:show="embed" xlink:actuate="onLoad"/></draw:frame></text:p>
      <text:p text:style-name="P3">where <draw:frame draw:style-name="fr1" draw:name="32" text:anchor-type="as-char" svg:width="0.1744in" svg:height="0.1839in" draw:z-index="31"><draw:object xlink:href="./Formula-31" xlink:type="simple" xlink:show="embed" xlink:actuate="onLoad"/><draw:image xlink:href="./ObjectReplacements/Formula-31" xlink:type="simple" xlink:show="embed" xlink:actuate="onLoad"/></draw:frame> is the parasite intensity in a given host and <draw:frame draw:style-name="fr1" draw:name="33" text:anchor-type="as-char" svg:width="0.1693in" svg:height="0.1839in" draw:z-index="32"><draw:object xlink:href="./Formula-32" xlink:type="simple" xlink:show="embed" xlink:actuate="onLoad"/><draw:image xlink:href="./ObjectReplacements/Formula-32" xlink:type="simple" xlink:show="embed" xlink:actuate="onLoad"/></draw:frame> and <draw:frame draw:style-name="fr1" draw:name="34" text:anchor-type="as-char" svg:width="0.1693in" svg:height="0.1839in" draw:z-index="33"><draw:object xlink:href="./Formula-33" xlink:type="simple" xlink:show="embed" xlink:actuate="onLoad"/><draw:image xlink:href="./ObjectReplacements/Formula-33" xlink:type="simple" xlink:show="embed" xlink:actuate="onLoad"/></draw:frame> are the two parameters of the logistic function. Generally, a larger <draw:frame draw:style-name="fr1" draw:name="35" text:anchor-type="as-char" svg:width="0.1693in" svg:height="0.1839in" draw:z-index="34"><draw:object xlink:href="./Formula-34" xlink:type="simple" xlink:show="embed" xlink:actuate="onLoad"/><draw:image xlink:href="./ObjectReplacements/Formula-34" xlink:type="simple" xlink:show="embed" xlink:actuate="onLoad"/></draw:frame> allows for hosts to tolerate larger parasite intensities before experiencing parasite-induced mortality and a larger <draw:frame draw:style-name="fr1" draw:name="36" text:anchor-type="as-char" svg:width="0.1693in" svg:height="0.1839in" draw:z-index="35"><draw:object xlink:href="./Formula-35" xlink:type="simple" xlink:show="embed" xlink:actuate="onLoad"/><draw:image xlink:href="./ObjectReplacements/Formula-35" xlink:type="simple" xlink:show="embed" xlink:actuate="onLoad"/></draw:frame> leads to a more rapid decline in the probability of host survival as parasite intensity increases. The value <draw:frame draw:style-name="fr1" draw:name="37" text:anchor-type="as-char" svg:width="0.7307in" svg:height="0.1992in" draw:z-index="36"><draw:object xlink:href="./Formula-36" xlink:type="simple" xlink:show="embed" xlink:actuate="onLoad"/><draw:image xlink:href="./ObjectReplacements/Formula-36" xlink:type="simple" xlink:show="embed" xlink:actuate="onLoad"/></draw:frame> is referred to as the <draw:frame draw:style-name="fr1" draw:name="38" text:anchor-type="as-char" svg:width="0.4437in" svg:height="0.2091in" draw:z-index="37"><draw:object xlink:href="./Formula-37" xlink:type="simple" xlink:show="embed" xlink:actuate="onLoad"/><draw:image xlink:href="./ObjectReplacements/Formula-37" xlink:type="simple" xlink:show="embed" xlink:actuate="onLoad"/></draw:frame>. Individuals with loads higher than this will have a greater than 50% chance of death.</text:p>
      <text:p text:style-name="P3">By taking the first and second derivatives of equation 1, one can easily find that the maximum rate of decline in host survival probability with increasing parasite intensity occurs at the <draw:frame draw:style-name="fr1" draw:name="39" text:anchor-type="as-char" svg:width="0.4437in" svg:height="0.2091in" draw:z-index="38"><draw:object xlink:href="./Formula-38" xlink:type="simple" xlink:show="embed" xlink:actuate="onLoad"/><draw:image xlink:href="./ObjectReplacements/Formula-38" xlink:type="simple" xlink:show="embed" xlink:actuate="onLoad"/></draw:frame> and has a value of <draw:frame draw:style-name="fr1" draw:name="40" text:anchor-type="as-char" svg:width="0.3327in" svg:height="0.1839in" draw:z-index="39"><draw:object xlink:href="./Formula-39" xlink:type="simple" xlink:show="embed" xlink:actuate="onLoad"/><draw:image xlink:href="./ObjectReplacements/Formula-39" xlink:type="simple" xlink:show="embed" xlink:actuate="onLoad"/></draw:frame>. This is in many ways analogous to the parasite pathogenicity parameter <draw:frame draw:style-name="fr1" draw:name="41" text:anchor-type="as-char" svg:width="0.1744in" svg:height="0.1839in" draw:z-index="40"><draw:object xlink:href="./Formula-40" xlink:type="simple" xlink:show="embed" xlink:actuate="onLoad"/><draw:image xlink:href="./ObjectReplacements/Formula-40" xlink:type="simple" xlink:show="embed" xlink:actuate="onLoad"/></draw:frame> given in classic macroparasite models, which specifies the slope of the linear relationship between between host death rate and parasite intensity (Anderson and May, 1978; Isham, 1995). The parameter <draw:frame draw:style-name="fr1" draw:name="42" text:anchor-type="as-char" svg:width="0.1693in" svg:height="0.1839in" draw:z-index="41"><draw:object xlink:href="./Formula-41" xlink:type="simple" xlink:show="embed" xlink:actuate="onLoad"/><draw:image xlink:href="./ObjectReplacements/Formula-41" xlink:type="simple" xlink:show="embed" xlink:actuate="onLoad"/></draw:frame> is easily interpreted by holding <draw:frame draw:style-name="fr1" draw:name="43" text:anchor-type="as-char" svg:width="0.1693in" svg:height="0.1839in" draw:z-index="42"><draw:object xlink:href="./Formula-42" xlink:type="simple" xlink:show="embed" xlink:actuate="onLoad"/><draw:image xlink:href="./ObjectReplacements/Formula-42" xlink:type="simple" xlink:show="embed" xlink:actuate="onLoad"/></draw:frame> constant and looking at how a one unit <text:soft-page-break/>change in <draw:frame draw:style-name="fr1" draw:name="44" text:anchor-type="as-char" svg:width="0.1693in" svg:height="0.1839in" draw:z-index="43"><draw:object xlink:href="./Formula-43" xlink:type="simple" xlink:show="embed" xlink:actuate="onLoad"/><draw:image xlink:href="./ObjectReplacements/Formula-43" xlink:type="simple" xlink:show="embed" xlink:actuate="onLoad"/></draw:frame> affects the log parasite intensity at which some percentage <draw:frame draw:style-name="fr1" draw:name="45" text:anchor-type="as-char" svg:width="0.1925in" svg:height="0.1839in" draw:z-index="44"><draw:object xlink:href="./Formula-44" xlink:type="simple" xlink:show="embed" xlink:actuate="onLoad"/><draw:image xlink:href="./ObjectReplacements/Formula-44" xlink:type="simple" xlink:show="embed" xlink:actuate="onLoad"/></draw:frame> of hosts experience mortality. Letting <draw:frame draw:style-name="fr1" draw:name="46" text:anchor-type="as-char" svg:width="0.2193in" svg:height="0.2091in" draw:z-index="45"><draw:object xlink:href="./Formula-45" xlink:type="simple" xlink:show="embed" xlink:actuate="onLoad"/><draw:image xlink:href="./ObjectReplacements/Formula-45" xlink:type="simple" xlink:show="embed" xlink:actuate="onLoad"/></draw:frame> and <draw:frame draw:style-name="fr1" draw:name="47" text:anchor-type="as-char" svg:width="0.2228in" svg:height="0.2091in" draw:z-index="46"><draw:object xlink:href="./Formula-46" xlink:type="simple" xlink:show="embed" xlink:actuate="onLoad"/><draw:image xlink:href="./ObjectReplacements/Formula-46" xlink:type="simple" xlink:show="embed" xlink:actuate="onLoad"/></draw:frame> be two different values of <draw:frame draw:style-name="fr1" draw:name="48" text:anchor-type="as-char" svg:width="0.1693in" svg:height="0.1839in" draw:z-index="47"><draw:object xlink:href="./Formula-47" xlink:type="simple" xlink:show="embed" xlink:actuate="onLoad"/><draw:image xlink:href="./ObjectReplacements/Formula-47" xlink:type="simple" xlink:show="embed" xlink:actuate="onLoad"/></draw:frame> and <draw:frame draw:style-name="fr1" draw:name="49" text:anchor-type="as-char" svg:width="0.2244in" svg:height="0.2091in" draw:z-index="48"><draw:object xlink:href="./Formula-48" xlink:type="simple" xlink:show="embed" xlink:actuate="onLoad"/><draw:image xlink:href="./ObjectReplacements/Formula-48" xlink:type="simple" xlink:show="embed" xlink:actuate="onLoad"/></draw:frame> and <draw:frame draw:style-name="fr1" draw:name="50" text:anchor-type="as-char" svg:width="0.228in" svg:height="0.2091in" draw:z-index="49"><draw:object xlink:href="./Formula-49" xlink:type="simple" xlink:show="embed" xlink:actuate="onLoad"/><draw:image xlink:href="./ObjectReplacements/Formula-49" xlink:type="simple" xlink:show="embed" xlink:actuate="onLoad"/></draw:frame> be two different parasite intensities, a bit of rearranging of equation 1 gives</text:p>
      <text:p text:style-name="P3"><draw:frame draw:style-name="fr2" draw:name="51" text:anchor-type="paragraph" svg:width="1.5945in" svg:height="0.3929in" draw:z-index="50"><draw:object xlink:href="./Formula-50" xlink:type="simple" xlink:show="embed" xlink:actuate="onLoad"/><draw:image xlink:href="./ObjectReplacements/Formula-50" xlink:type="simple" xlink:show="embed" xlink:actuate="onLoad"/></draw:frame></text:p>
      <text:p text:style-name="P3"><draw:frame draw:style-name="fr2" draw:name="52" text:anchor-type="paragraph" svg:width="1.7335in" svg:height="0.3929in" draw:z-index="51"><draw:object xlink:href="./Formula-51" xlink:type="simple" xlink:show="embed" xlink:actuate="onLoad"/><draw:image xlink:href="./ObjectReplacements/Formula-51" xlink:type="simple" xlink:show="embed" xlink:actuate="onLoad"/></draw:frame></text:p>
      <text:p text:style-name="P3"><draw:frame draw:style-name="fr2" draw:name="53" text:anchor-type="paragraph" svg:width="1.9929in" svg:height="0.2091in" draw:z-index="52"><draw:object xlink:href="./Formula-52" xlink:type="simple" xlink:show="embed" xlink:actuate="onLoad"/><draw:image xlink:href="./ObjectReplacements/Formula-52" xlink:type="simple" xlink:show="embed" xlink:actuate="onLoad"/></draw:frame></text:p>
      <text:p text:style-name="P3"><draw:frame draw:style-name="fr3" draw:name="54" text:anchor-type="paragraph" svg:width="1.7957in" svg:height="0.2126in" draw:z-index="53"><draw:object xlink:href="./Formula-53" xlink:type="simple" xlink:show="embed" xlink:actuate="onLoad"/><draw:image xlink:href="./ObjectReplacements/Formula-53" xlink:type="simple" xlink:show="embed" xlink:actuate="onLoad"/></draw:frame></text:p>
      <text:p text:style-name="P3">If <draw:frame draw:style-name="fr1" draw:name="55" text:anchor-type="as-char" svg:width="0.7252in" svg:height="0.2091in" draw:z-index="54"><draw:object xlink:href="./Formula-54" xlink:type="simple" xlink:show="embed" xlink:actuate="onLoad"/><draw:image xlink:href="./ObjectReplacements/Formula-54" xlink:type="simple" xlink:show="embed" xlink:actuate="onLoad"/></draw:frame>, then the change in log parasite intensity at which <draw:frame draw:style-name="fr1" draw:name="56" text:anchor-type="as-char" svg:width="0.1925in" svg:height="0.1839in" draw:z-index="55"><draw:object xlink:href="./Formula-55" xlink:type="simple" xlink:show="embed" xlink:actuate="onLoad"/><draw:image xlink:href="./ObjectReplacements/Formula-55" xlink:type="simple" xlink:show="embed" xlink:actuate="onLoad"/></draw:frame> percentage of hosts survive is <draw:frame draw:style-name="fr1" draw:name="57" text:anchor-type="as-char" svg:width="0.3244in" svg:height="0.1839in" draw:z-index="56"><draw:object xlink:href="./Formula-56" xlink:type="simple" xlink:show="embed" xlink:actuate="onLoad"/><draw:image xlink:href="./ObjectReplacements/Formula-56" xlink:type="simple" xlink:show="embed" xlink:actuate="onLoad"/></draw:frame>.</text:p>
      <text:p text:style-name="P3">To estimate the parameters in equation 1, the Adjei Method first calculates the expected number of hosts with a given parasite load <draw:frame draw:style-name="fr1" draw:name="58" text:anchor-type="as-char" svg:width="0.1744in" svg:height="0.1839in" draw:z-index="57"><draw:object xlink:href="./Formula-57" xlink:type="simple" xlink:show="embed" xlink:actuate="onLoad"/><draw:image xlink:href="./ObjectReplacements/Formula-57" xlink:type="simple" xlink:show="embed" xlink:actuate="onLoad"/></draw:frame> by using the equation <draw:frame draw:style-name="fr1" draw:name="59" text:anchor-type="as-char" svg:width="1.2701in" svg:height="0.2126in" draw:z-index="58"><draw:object xlink:href="./Formula-58" xlink:type="simple" xlink:show="embed" xlink:actuate="onLoad"/><draw:image xlink:href="./ObjectReplacements/Formula-58" xlink:type="simple" xlink:show="embed" xlink:actuate="onLoad"/></draw:frame>, where <draw:frame draw:style-name="fr1" draw:name="60" text:anchor-type="as-char" svg:width="0.9516in" svg:height="0.2126in" draw:z-index="59"><draw:object xlink:href="./Formula-59" xlink:type="simple" xlink:show="embed" xlink:actuate="onLoad"/><draw:image xlink:href="./ObjectReplacements/Formula-59" xlink:type="simple" xlink:show="embed" xlink:actuate="onLoad"/></draw:frame> is the negative binomial pre-mortality distribution. Second, the observed and predicted number of hosts with <draw:frame draw:style-name="fr1" draw:name="61" text:anchor-type="as-char" svg:width="0.1744in" svg:height="0.1839in" draw:z-index="60"><draw:object xlink:href="./Formula-60" xlink:type="simple" xlink:show="embed" xlink:actuate="onLoad"/><draw:image xlink:href="./ObjectReplacements/Formula-60" xlink:type="simple" xlink:show="embed" xlink:actuate="onLoad"/></draw:frame> parasites are paired as a single data point and the method then assumes that this data point follows a binomial distribution with the total number of “trials” <text:soft-page-break/>equal to the predicted number of hosts and the total number of “successes” equal to the observed number of hosts. In some cases, the observed number of hosts is greater than the expected number of hosts and the Adjei Method alters the data so that the observed is equal to the predicted (Adjei et al., 1986). After this questionable manipulation, the (observed, predicted) pairs are fit to a standard Generalized Linear Model (McCullagh and Nelder, 1989) with a binomial response variable and a logistic link function given by equation 1. This model provides estimates for parameters <draw:frame draw:style-name="fr1" draw:name="62" text:anchor-type="as-char" svg:width="0.1693in" svg:height="0.1839in" draw:z-index="61"><draw:object xlink:href="./Formula-61" xlink:type="simple" xlink:show="embed" xlink:actuate="onLoad"/><draw:image xlink:href="./ObjectReplacements/Formula-61" xlink:type="simple" xlink:show="embed" xlink:actuate="onLoad"/></draw:frame>, <draw:frame draw:style-name="fr1" draw:name="63" text:anchor-type="as-char" svg:width="0.1693in" svg:height="0.1839in" draw:z-index="62"><draw:object xlink:href="./Formula-62" xlink:type="simple" xlink:show="embed" xlink:actuate="onLoad"/><draw:image xlink:href="./ObjectReplacements/Formula-62" xlink:type="simple" xlink:show="embed" xlink:actuate="onLoad"/></draw:frame> and <draw:frame draw:style-name="fr1" draw:name="64" text:anchor-type="as-char" svg:width="0.4437in" svg:height="0.2091in" draw:z-index="63"><draw:object xlink:href="./Formula-63" xlink:type="simple" xlink:show="embed" xlink:actuate="onLoad"/><draw:image xlink:href="./ObjectReplacements/Formula-63" xlink:type="simple" xlink:show="embed" xlink:actuate="onLoad"/></draw:frame>.</text:p>
      <text:p text:style-name="P3">While not included in the original implementation of the Adjei Method, a <draw:frame draw:style-name="fr1" draw:name="65" text:anchor-type="as-char" svg:width="0.2425in" svg:height="0.2075in" draw:z-index="64"><draw:object xlink:href="./Formula-64" xlink:type="simple" xlink:show="embed" xlink:actuate="onLoad"/><draw:image xlink:href="./ObjectReplacements/Formula-64" xlink:type="simple" xlink:show="embed" xlink:actuate="onLoad"/></draw:frame> test with a degrees of freedom of 1 can be used to assess whether a GLM model that includes parasite intensity as a predictor of host survival probability is a “better” model than a GLM without this predictor. This allows the Adjei Method to determine whether PIHM is a significant factor in a host-parasite system.</text:p>
      <text:p text:style-name="P3">The Adjei Method’s most glaring deficiency is the need to alter the observed data in order to fit the model into the binomial GLM framework. A second more subtle problem with the Adjei Method is the potential need to bin data in order to predict greater than one host in a given parasite intensity class. For example, if the total number of hosts pre-mortality was 50, the mean number of parasites per host pre-mortality was 100 and the aggregation parameter was 1, applying the equation <draw:frame draw:style-name="fr1" draw:name="66" text:anchor-type="as-char" svg:width="1.8374in" svg:height="0.2126in" draw:z-index="65"><draw:object xlink:href="./Formula-65" xlink:type="simple" xlink:show="embed" xlink:actuate="onLoad"/><draw:image xlink:href="./ObjectReplacements/Formula-65" xlink:type="simple" xlink:show="embed" xlink:actuate="onLoad"/></draw:frame> would result in less than 1 individual in all parasite intensities <draw:frame draw:style-name="fr1" draw:name="67" text:anchor-type="as-char" svg:width="0.1744in" svg:height="0.1839in" draw:z-index="66"><draw:object xlink:href="./Formula-66" xlink:type="simple" xlink:show="embed" xlink:actuate="onLoad"/><draw:image xlink:href="./ObjectReplacements/Formula-66" xlink:type="simple" xlink:show="embed" xlink:actuate="onLoad"/></draw:frame>. In other words, the Adjei Method cannot be applied to samples with either very high mean parasite loads, small sample sizes, or both without some sort of binning of the data. While this is not a flaw <text:span text:style-name="T2">per</text:span><text:span text:style-name="T2"> </text:span><text:span text:style-name="T2">se</text:span>, it does add a certain level of subjectivity (i.e. which bins <text:soft-page-break/>should you use?) to a method that already has serious potential issues. In this analysis, we always assume the Adjei Method is not binning the data, though we provide code for applying the binning method in Supplementary Data S3.</text:p>
      <text:p text:style-name="P3"><text:span text:style-name="T1">3</text:span><text:span text:style-name="T1"> </text:span><text:span text:style-name="T1">Code</text:span><text:span text:style-name="T1"> </text:span><text:span text:style-name="T1">and</text:span><text:span text:style-name="T1"> </text:span><text:span text:style-name="T1">unit</text:span><text:span text:style-name="T1"> </text:span><text:span text:style-name="T1">tests</text:span><text:span text:style-name="T1"> </text:span><text:span text:style-name="T1">for</text:span><text:span text:style-name="T1"> </text:span><text:span text:style-name="T1">estimating</text:span><text:span text:style-name="T1"> </text:span><text:span text:style-name="T1">parasite-induced</text:span><text:span text:style-name="T1"> </text:span><text:span text:style-name="T1">host</text:span><text:span text:style-name="T1"> </text:span><text:span text:style-name="T1">mortality</text:span></text:p>
      <text:p text:style-name="P3">Python code, unit tests, and a help file for the Crofton Method, the Adjei Method and the Likelihood Method can be found at <text:a xlink:type="simple" xlink:href="https://github.com/mqwilber/parasite_mortality" text:style-name="Internet_20_link" text:visited-style-name="Visited_20_Internet_20_Link"><text:span text:style-name="Definition">https://github.com/mqwilber/parasite_mortality</text:span></text:a></text:p>
      <text:p text:style-name="P2">References</text:p>
      <text:p text:style-name="Text_20_body">Adjei, E.L., Barnes, A., Lester, R.J.G., 1986. A method for estimating possible parasite-related host mortality, illustrated using data from <text:span text:style-name="T2">Callitetrarhynchus</text:span><text:span text:style-name="T2"> </text:span><text:span text:style-name="T2">gracilis</text:span> (Cestoda: Trypanorhyncha) in lizardfish (<text:span text:style-name="T2">Saurida</text:span> spp.). Parasitology. 92, 227–243.</text:p>
      <text:p text:style-name="Text_20_body">Anderson, R.M., May, R.M., 1978. Regulation and stability of host-parasite interactions: I. Regulatory processes. J. Anim. Ecol. 47, 219–247.</text:p>
      <text:p text:style-name="Text_20_body">Crofton, H.D., 1971. A quantitative approach to parasitism. Parasitology. 62, 179–193.</text:p>
      <text:p text:style-name="Text_20_body">Isham, V., 1995. Stochastic models of host-macroparasite interaction. Ann. Appl. Probab. 5, 720–740.</text:p>
      <text:p text:style-name="Text_20_body">Lester, R.J.G., 1984. A review of methods for estimating mortality due to parasites in wild fish populations. Helgolander Meeresun. 37, 53–64.</text:p>
      <text:p text:style-name="Text_20_body">McCullagh, P., Nelder, J.A., 1989. Generalized Linear Models, Second. ed. Chapman &amp; Hall, New York.</text:p>
      <text:p text:style-name="Text_20_body">Royce, L.A., Rossignol, P., 1990. Epidemiology of honey bee parasites. Parasitol. Today. 6, 348–353.</text:p>
      <text:p text:style-name="Text_20_body">Wilson, K., Bjoernstad, O.N., Dobson, A.P., Merler, S., Poglayen, G., Read, A.F., Skorping, A., 2002. Heterogeneities in macroparasite infections: patterns and processes., in: Hudson, P.J., Rizzoli, A., Grenfell, B., Heesterbeek, H., Dobson, A. (Eds.), The Ecology of Wildlife Diseases. Oxford University Press, Oxford, pp. 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meta:document-statistic meta:table-count="0" meta:image-count="0" meta:object-count="67" meta:page-count="6" meta:paragraph-count="27" meta:word-count="1377" meta:character-count="8741"/>
    <dc:date>2015-08-25T00:01:05</dc:date>
    <dc:creator>Mark Wilber</dc:creator>
    <meta:editing-duration>PT6M49S</meta:editing-duration>
    <meta:editing-cycles>1</meta:editing-cycles>
    <meta:generator>OpenOffice/4.1.1$Unix OpenOffice.org_project/411m6$Build-9775</meta:generator>
  </office:meta>
</office:document-meta>
</file>

<file path=Formula-0/content.xml><?xml version="1.0" encoding="utf-8"?>
<math xmlns="http://www.w3.org/1998/Math/MathML" display="inline">
  <mi>n</mi>
</math>
</file>

<file path=Formula-1/content.xml><?xml version="1.0" encoding="utf-8"?>
<math xmlns="http://www.w3.org/1998/Math/MathML" display="inline">
  <msub>
    <mi>p</mi>
    <mrow>
      <mi>m</mi>
      <mi>a</mi>
      <mi>x</mi>
    </mrow>
  </msub>
</math>
</file>

<file path=Formula-10/content.xml><?xml version="1.0" encoding="utf-8"?>
<math xmlns="http://www.w3.org/1998/Math/MathML" display="inline">
  <mrow>
    <mo stretchy="false" form="prefix">(</mo>
    <msub>
      <mi>N</mi>
      <mrow>
        <mi>p</mi>
        <mn>1</mn>
      </mrow>
    </msub>
    <mo>,</mo>
    <msub>
      <mi>μ</mi>
      <mrow>
        <mi>p</mi>
        <mn>1</mn>
      </mrow>
    </msub>
    <mo>,</mo>
    <msub>
      <mi>k</mi>
      <mrow>
        <mi>p</mi>
        <mn>1</mn>
      </mrow>
    </msub>
    <mo stretchy="false" form="postfix">)</mo>
  </mrow>
</math>
</file>

<file path=Formula-11/content.xml><?xml version="1.0" encoding="utf-8"?>
<math xmlns="http://www.w3.org/1998/Math/MathML" display="inline">
  <msup>
    <mi>χ</mi>
    <mn>2</mn>
  </msup>
</math>
</file>

<file path=Formula-12/content.xml><?xml version="1.0" encoding="utf-8"?>
<math xmlns="http://www.w3.org/1998/Math/MathML" display="inline">
  <msub>
    <mi>t</mi>
    <mn>2</mn>
  </msub>
</math>
</file>

<file path=Formula-13/content.xml><?xml version="1.0" encoding="utf-8"?>
<math xmlns="http://www.w3.org/1998/Math/MathML" display="inline">
  <mrow>
    <msub>
      <mi>t</mi>
      <mn>2</mn>
    </msub>
    <mo>&lt;</mo>
    <msub>
      <mi>p</mi>
      <mrow>
        <mi>m</mi>
        <mi>a</mi>
        <mi>x</mi>
      </mrow>
    </msub>
  </mrow>
</math>
</file>

<file path=Formula-14/content.xml><?xml version="1.0" encoding="utf-8"?>
<math xmlns="http://www.w3.org/1998/Math/MathML" display="inline">
  <mrow>
    <msub>
      <mtext mathvariant="normal">data</mtext>
      <mtext mathvariant="normal">truncated</mtext>
    </msub>
    <mo>≤</mo>
    <msub>
      <mi>t</mi>
      <mn>2</mn>
    </msub>
  </mrow>
</math>
</file>

<file path=Formula-15/content.xml><?xml version="1.0" encoding="utf-8"?>
<math xmlns="http://www.w3.org/1998/Math/MathML" display="inline">
  <mrow>
    <mo stretchy="false" form="prefix">(</mo>
    <msub>
      <mi>N</mi>
      <mrow>
        <mi>p</mi>
        <mn>2</mn>
      </mrow>
    </msub>
    <mo>,</mo>
    <msub>
      <mi>μ</mi>
      <mrow>
        <mi>p</mi>
        <mn>2</mn>
      </mrow>
    </msub>
    <mo>,</mo>
    <msub>
      <mi>k</mi>
      <mrow>
        <mi>p</mi>
        <mn>2</mn>
      </mrow>
    </msub>
    <mo stretchy="false" form="postfix">)</mo>
  </mrow>
</math>
</file>

<file path=Formula-16/content.xml><?xml version="1.0" encoding="utf-8"?>
<math xmlns="http://www.w3.org/1998/Math/MathML" display="inline">
  <msup>
    <mi>χ</mi>
    <mn>2</mn>
  </msup>
</math>
</file>

<file path=Formula-17/content.xml><?xml version="1.0" encoding="utf-8"?>
<math xmlns="http://www.w3.org/1998/Math/MathML" display="inline">
  <mrow>
    <msub>
      <mi>t</mi>
      <mn>3</mn>
    </msub>
    <mo>&lt;</mo>
    <msub>
      <mi>t</mi>
      <mn>2</mn>
    </msub>
  </mrow>
</math>
</file>

<file path=Formula-18/content.xml><?xml version="1.0" encoding="utf-8"?>
<math xmlns="http://www.w3.org/1998/Math/MathML" display="inline">
  <msub>
    <mi>t</mi>
    <mi>i</mi>
  </msub>
</math>
</file>

<file path=Formula-19/content.xml><?xml version="1.0" encoding="utf-8"?>
<math xmlns="http://www.w3.org/1998/Math/MathML" display="inline">
  <msub>
    <mi>N</mi>
    <mrow>
      <mi>p</mi>
      <mi>i</mi>
    </mrow>
  </msub>
</math>
</file>

<file path=Formula-2/content.xml><?xml version="1.0" encoding="utf-8"?>
<math xmlns="http://www.w3.org/1998/Math/MathML" display="inline">
  <mrow>
    <mo stretchy="false" form="prefix">(</mo>
    <msub>
      <mi>N</mi>
      <mrow>
        <mi>p</mi>
        <mn>1</mn>
      </mrow>
    </msub>
    <mo>,</mo>
    <msub>
      <mi>μ</mi>
      <mrow>
        <mi>p</mi>
        <mn>1</mn>
      </mrow>
    </msub>
    <mo>,</mo>
    <msub>
      <mi>k</mi>
      <mrow>
        <mi>p</mi>
        <mn>1</mn>
      </mrow>
    </msub>
    <mo stretchy="false" form="postfix">)</mo>
  </mrow>
</math>
</file>

<file path=Formula-20/content.xml><?xml version="1.0" encoding="utf-8"?>
<math xmlns="http://www.w3.org/1998/Math/MathML" display="inline">
  <msub>
    <mi>N</mi>
    <mrow>
      <mi>p</mi>
      <mi>i</mi>
    </mrow>
  </msub>
</math>
</file>

<file path=Formula-21/content.xml><?xml version="1.0" encoding="utf-8"?>
<math xmlns="http://www.w3.org/1998/Math/MathML" display="inline">
  <msub>
    <mi>t</mi>
    <mi>i</mi>
  </msub>
</math>
</file>

<file path=Formula-22/content.xml><?xml version="1.0" encoding="utf-8"?>
<math xmlns="http://www.w3.org/1998/Math/MathML" display="inline">
  <msub>
    <mi>N</mi>
    <mrow>
      <mi>p</mi>
      <mi>t</mi>
    </mrow>
  </msub>
</math>
</file>

<file path=Formula-23/content.xml><?xml version="1.0" encoding="utf-8"?>
<math xmlns="http://www.w3.org/1998/Math/MathML" display="inline">
  <msub>
    <mi>μ</mi>
    <mrow>
      <mi>p</mi>
      <mi>t</mi>
    </mrow>
  </msub>
</math>
</file>

<file path=Formula-24/content.xml><?xml version="1.0" encoding="utf-8"?>
<math xmlns="http://www.w3.org/1998/Math/MathML" display="inline">
  <msub>
    <mi>k</mi>
    <mrow>
      <mi>p</mi>
      <mi>t</mi>
    </mrow>
  </msub>
</math>
</file>

<file path=Formula-25/content.xml><?xml version="1.0" encoding="utf-8"?>
<math xmlns="http://www.w3.org/1998/Math/MathML" display="inline">
  <msub>
    <mi>N</mi>
    <mi>p</mi>
  </msub>
</math>
</file>

<file path=Formula-26/content.xml><?xml version="1.0" encoding="utf-8"?>
<math xmlns="http://www.w3.org/1998/Math/MathML" display="inline">
  <msub>
    <mi>μ</mi>
    <mi>p</mi>
  </msub>
</math>
</file>

<file path=Formula-27/content.xml><?xml version="1.0" encoding="utf-8"?>
<math xmlns="http://www.w3.org/1998/Math/MathML" display="inline">
  <msub>
    <mi>k</mi>
    <mi>p</mi>
  </msub>
</math>
</file>

<file path=Formula-28/content.xml><?xml version="1.0" encoding="utf-8"?>
<math xmlns="http://www.w3.org/1998/Math/MathML" display="inline">
  <msub>
    <mi>k</mi>
    <mi>p</mi>
  </msub>
</math>
</file>

<file path=Formula-29/content.xml><?xml version="1.0" encoding="utf-8"?>
<math xmlns="http://www.w3.org/1998/Math/MathML" display="inline">
  <msub>
    <mi>k</mi>
    <mi>p</mi>
  </msub>
</math>
</file>

<file path=Formula-3/content.xml><?xml version="1.0" encoding="utf-8"?>
<math xmlns="http://www.w3.org/1998/Math/MathML" display="inline">
  <msub>
    <mi>N</mi>
    <mrow>
      <mi>p</mi>
      <mn>1</mn>
    </mrow>
  </msub>
</math>
</file>

<file path=Formula-30/content.xml><?xml version="1.0" encoding="utf-8"?>
<math xmlns="http://www.w3.org/1998/Math/MathML" display="block">
  <mrow>
    <mi>h</mi>
    <mo stretchy="false" form="prefix">(</mo>
    <mtext mathvariant="normal">survival</mtext>
    <mo>;</mo>
    <mi>x</mi>
    <mo>,</mo>
    <mi>a</mi>
    <mo>,</mo>
    <mi>b</mi>
    <mo stretchy="false" form="postfix">)</mo>
    <mo>=</mo>
    <mstyle displaystyle="true">
      <mfrac>
        <mrow>
          <mi>exp</mi>
          <mrow>
            <mo stretchy="false" form="prefix">(</mo>
            <mi>a</mi>
            <mo>−</mo>
            <mi>b</mi>
            <mi>log</mi>
            <mo stretchy="false" form="prefix">(</mo>
            <mi>x</mi>
            <mo stretchy="false" form="postfix">)</mo>
            <mo stretchy="false" form="postfix">)</mo>
          </mrow>
        </mrow>
        <mrow>
          <mn>1</mn>
          <mo>+</mo>
          <mi>exp</mi>
          <mrow>
            <mo stretchy="false" form="prefix">(</mo>
            <mi>a</mi>
            <mo>−</mo>
            <mi>b</mi>
            <mi>log</mi>
            <mo stretchy="false" form="prefix">(</mo>
            <mi>x</mi>
            <mo stretchy="false" form="postfix">)</mo>
            <mo stretchy="false" form="postfix">)</mo>
          </mrow>
        </mrow>
      </mfrac>
    </mstyle>
  </mrow>
</math>
</file>

<file path=Formula-31/content.xml><?xml version="1.0" encoding="utf-8"?>
<math xmlns="http://www.w3.org/1998/Math/MathML" display="inline">
  <mi>x</mi>
</math>
</file>

<file path=Formula-32/content.xml><?xml version="1.0" encoding="utf-8"?>
<math xmlns="http://www.w3.org/1998/Math/MathML" display="inline">
  <mi>a</mi>
</math>
</file>

<file path=Formula-33/content.xml><?xml version="1.0" encoding="utf-8"?>
<math xmlns="http://www.w3.org/1998/Math/MathML" display="inline">
  <mi>b</mi>
</math>
</file>

<file path=Formula-34/content.xml><?xml version="1.0" encoding="utf-8"?>
<math xmlns="http://www.w3.org/1998/Math/MathML" display="inline">
  <mi>a</mi>
</math>
</file>

<file path=Formula-35/content.xml><?xml version="1.0" encoding="utf-8"?>
<math xmlns="http://www.w3.org/1998/Math/MathML" display="inline">
  <mi>b</mi>
</math>
</file>

<file path=Formula-36/content.xml><?xml version="1.0" encoding="utf-8"?>
<math xmlns="http://www.w3.org/1998/Math/MathML" display="inline">
  <mrow>
    <mi>exp</mi>
    <mo stretchy="false" form="prefix">(</mo>
    <mi>a</mi>
    <mo>/</mo>
    <mi>b</mi>
    <mo stretchy="false" form="postfix">)</mo>
  </mrow>
</math>
</file>

<file path=Formula-37/content.xml><?xml version="1.0" encoding="utf-8"?>
<math xmlns="http://www.w3.org/1998/Math/MathML" display="inline">
  <mrow>
    <mi>L</mi>
    <msub>
      <mi>D</mi>
      <mn>50</mn>
    </msub>
  </mrow>
</math>
</file>

<file path=Formula-38/content.xml><?xml version="1.0" encoding="utf-8"?>
<math xmlns="http://www.w3.org/1998/Math/MathML" display="inline">
  <mrow>
    <mi>L</mi>
    <msub>
      <mi>D</mi>
      <mn>50</mn>
    </msub>
  </mrow>
</math>
</file>

<file path=Formula-39/content.xml><?xml version="1.0" encoding="utf-8"?>
<math xmlns="http://www.w3.org/1998/Math/MathML" display="inline">
  <mrow>
    <mi>b</mi>
    <mo>/</mo>
    <mn>4</mn>
  </mrow>
</math>
</file>

<file path=Formula-4/content.xml><?xml version="1.0" encoding="utf-8"?>
<math xmlns="http://www.w3.org/1998/Math/MathML" display="inline">
  <msub>
    <mi>μ</mi>
    <mrow>
      <mi>p</mi>
      <mn>1</mn>
    </mrow>
  </msub>
</math>
</file>

<file path=Formula-40/content.xml><?xml version="1.0" encoding="utf-8"?>
<math xmlns="http://www.w3.org/1998/Math/MathML" display="inline">
  <mi>α</mi>
</math>
</file>

<file path=Formula-41/content.xml><?xml version="1.0" encoding="utf-8"?>
<math xmlns="http://www.w3.org/1998/Math/MathML" display="inline">
  <mi>a</mi>
</math>
</file>

<file path=Formula-42/content.xml><?xml version="1.0" encoding="utf-8"?>
<math xmlns="http://www.w3.org/1998/Math/MathML" display="inline">
  <mi>b</mi>
</math>
</file>

<file path=Formula-43/content.xml><?xml version="1.0" encoding="utf-8"?>
<math xmlns="http://www.w3.org/1998/Math/MathML" display="inline">
  <mi>a</mi>
</math>
</file>

<file path=Formula-44/content.xml><?xml version="1.0" encoding="utf-8"?>
<math xmlns="http://www.w3.org/1998/Math/MathML" display="inline">
  <mi>p</mi>
</math>
</file>

<file path=Formula-45/content.xml><?xml version="1.0" encoding="utf-8"?>
<math xmlns="http://www.w3.org/1998/Math/MathML" display="inline">
  <msub>
    <mi>a</mi>
    <mn>1</mn>
  </msub>
</math>
</file>

<file path=Formula-46/content.xml><?xml version="1.0" encoding="utf-8"?>
<math xmlns="http://www.w3.org/1998/Math/MathML" display="inline">
  <msub>
    <mi>a</mi>
    <mn>2</mn>
  </msub>
</math>
</file>

<file path=Formula-47/content.xml><?xml version="1.0" encoding="utf-8"?>
<math xmlns="http://www.w3.org/1998/Math/MathML">
  <semantics>
    <mrow>
      <mi>a</mi>
    </mrow>
    <annotation encoding="StarMath 5.0">a</annotation>
  </semantics>
</math>
</file>

<file path=Formula-48/content.xml><?xml version="1.0" encoding="utf-8"?>
<math xmlns="http://www.w3.org/1998/Math/MathML">
  <semantics>
    <mrow>
      <msub>
        <mi>x</mi>
        <mn>1</mn>
      </msub>
    </mrow>
    <annotation encoding="StarMath 5.0">x_1</annotation>
  </semantics>
</math>
</file>

<file path=Formula-49/content.xml><?xml version="1.0" encoding="utf-8"?>
<math xmlns="http://www.w3.org/1998/Math/MathML">
  <semantics>
    <mrow>
      <msub>
        <mi>x</mi>
        <mn>2</mn>
      </msub>
    </mrow>
    <annotation encoding="StarMath 5.0">x_2</annotation>
  </semantics>
</math>
</file>

<file path=Formula-5/content.xml><?xml version="1.0" encoding="utf-8"?>
<math xmlns="http://www.w3.org/1998/Math/MathML" display="inline">
  <msub>
    <mi>k</mi>
    <mrow>
      <mi>p</mi>
      <mn>1</mn>
    </mrow>
  </msub>
</math>
</file>

<file path=Formula-50/content.xml><?xml version="1.0" encoding="utf-8"?>
<math xmlns="http://www.w3.org/1998/Math/MathML">
  <semantics>
    <mrow>
      <mi>log</mi>
      <mrow>
        <mfrac>
          <mi>p</mi>
          <mrow>
            <mrow>
              <mn>1</mn>
              <mo stretchy="false">−</mo>
              <mi>p</mi>
            </mrow>
          </mrow>
        </mfrac>
        <mo stretchy="false">=</mo>
        <mrow>
          <msub>
            <mi>a</mi>
            <mn>1</mn>
          </msub>
          <mo stretchy="false">−</mo>
          <mi>b</mi>
        </mrow>
      </mrow>
      <mi>log</mi>
      <msub>
        <mi>x</mi>
        <mn>1</mn>
      </msub>
    </mrow>
    <annotation encoding="StarMath 5.0">func log p over {1  -  p} = a_1  -  b func log x_1</annotation>
  </semantics>
</math>
</file>

<file path=Formula-51/content.xml><?xml version="1.0" encoding="utf-8"?>
<math xmlns="http://www.w3.org/1998/Math/MathML">
  <semantics>
    <mrow>
      <mrow>
        <mo stretchy="false">−</mo>
        <mi>log</mi>
      </mrow>
      <mrow>
        <mfrac>
          <mi>p</mi>
          <mrow>
            <mrow>
              <mn>1</mn>
              <mo stretchy="false">−</mo>
              <mi>p</mi>
            </mrow>
          </mrow>
        </mfrac>
        <mo stretchy="false">=</mo>
        <mrow>
          <msub>
            <mi>a</mi>
            <mn>2</mn>
          </msub>
          <mo stretchy="false">−</mo>
          <mi>b</mi>
        </mrow>
      </mrow>
      <mi>log</mi>
      <msub>
        <mi>x</mi>
        <mn>2</mn>
      </msub>
    </mrow>
    <annotation encoding="StarMath 5.0"> -  func log p over {1  -  p} = a_2  -  b func log x_2</annotation>
  </semantics>
</math>
</file>

<file path=Formula-52/content.xml><?xml version="1.0" encoding="utf-8"?>
<math xmlns="http://www.w3.org/1998/Math/MathML">
  <semantics>
    <mrow>
      <mrow>
        <mn>0</mn>
        <mo stretchy="false">=</mo>
        <mrow>
          <mrow>
            <msub>
              <mi>a</mi>
              <mn>1</mn>
            </msub>
            <mo stretchy="false">−</mo>
            <msub>
              <mi>a</mi>
              <mn>2</mn>
            </msub>
          </mrow>
          <mo stretchy="false">−</mo>
          <mi>b</mi>
        </mrow>
      </mrow>
      <mi>log</mi>
      <mrow>
        <msub>
          <mi>x</mi>
          <mn>1</mn>
        </msub>
        <mo stretchy="false">+</mo>
        <mi>b</mi>
      </mrow>
      <mi>log</mi>
      <msub>
        <mi>x</mi>
        <mn>2</mn>
      </msub>
    </mrow>
    <annotation encoding="StarMath 5.0">0 = a_1  -  a_2  -  b func log x_1 + b func log x_2</annotation>
  </semantics>
</math>
</file>

<file path=Formula-53/content.xml><?xml version="1.0" encoding="utf-8"?>
<math xmlns="http://www.w3.org/1998/Math/MathML">
  <semantics>
    <mrow>
      <mrow>
        <mrow>
          <msub>
            <mi>a</mi>
            <mn>2</mn>
          </msub>
          <mo stretchy="false">−</mo>
          <msub>
            <mi>a</mi>
            <mn>1</mn>
          </msub>
        </mrow>
        <mo stretchy="false">=</mo>
        <mi>b</mi>
      </mrow>
      <mo stretchy="false">(</mo>
      <mi>log</mi>
      <mrow>
        <msub>
          <mi>x</mi>
          <mn>2</mn>
        </msub>
        <mo stretchy="false">−</mo>
        <mi>log</mi>
      </mrow>
      <msub>
        <mi>x</mi>
        <mn>1</mn>
      </msub>
      <mo stretchy="false">)</mo>
    </mrow>
    <annotation encoding="StarMath 5.0">a_2  -  a_1 = b  \(  func log x_2  -  func log x_1  \)</annotation>
  </semantics>
</math>
</file>

<file path=Formula-54/content.xml><?xml version="1.0" encoding="utf-8"?>
<math xmlns="http://www.w3.org/1998/Math/MathML">
  <semantics>
    <mrow>
      <mrow>
        <mrow>
          <msub>
            <mi>a</mi>
            <mn>2</mn>
          </msub>
          <mo stretchy="false">−</mo>
          <msub>
            <mi>a</mi>
            <mn>1</mn>
          </msub>
        </mrow>
        <mo stretchy="false">=</mo>
        <mn>1</mn>
      </mrow>
    </mrow>
    <annotation encoding="StarMath 5.0">a_2  -  a_1 = 1</annotation>
  </semantics>
</math>
</file>

<file path=Formula-55/content.xml><?xml version="1.0" encoding="utf-8"?>
<math xmlns="http://www.w3.org/1998/Math/MathML">
  <semantics>
    <mrow>
      <mi>p</mi>
    </mrow>
    <annotation encoding="StarMath 5.0">p</annotation>
  </semantics>
</math>
</file>

<file path=Formula-56/content.xml><?xml version="1.0" encoding="utf-8"?>
<math xmlns="http://www.w3.org/1998/Math/MathML">
  <semantics>
    <mrow>
      <mrow>
        <mn>1</mn>
        <mo stretchy="false">/</mo>
        <mi>b</mi>
      </mrow>
    </mrow>
    <annotation encoding="StarMath 5.0">1 / b</annotation>
  </semantics>
</math>
</file>

<file path=Formula-57/content.xml><?xml version="1.0" encoding="utf-8"?>
<math xmlns="http://www.w3.org/1998/Math/MathML">
  <semantics>
    <mrow>
      <mi>x</mi>
    </mrow>
    <annotation encoding="StarMath 5.0">x</annotation>
  </semantics>
</math>
</file>

<file path=Formula-58/content.xml><?xml version="1.0" encoding="utf-8"?>
<math xmlns="http://www.w3.org/1998/Math/MathML">
  <semantics>
    <mrow>
      <mi>g</mi>
      <mo stretchy="false">(</mo>
      <mi>x</mi>
      <mi>;</mi>
      <msub>
        <mi>μ</mi>
        <mi>p</mi>
      </msub>
      <mi>,</mi>
      <msub>
        <mi>k</mi>
        <mi>p</mi>
      </msub>
      <mrow>
        <mo stretchy="false">)</mo>
        <mo stretchy="false">∗</mo>
        <msub>
          <mi>N</mi>
          <mi>p</mi>
        </msub>
      </mrow>
    </mrow>
    <annotation encoding="StarMath 5.0">g  \(  x ; μ_p , k_p  \)  * N_p</annotation>
  </semantics>
</math>
</file>

<file path=Formula-59/content.xml><?xml version="1.0" encoding="utf-8"?>
<math xmlns="http://www.w3.org/1998/Math/MathML">
  <semantics>
    <mrow>
      <mi>g</mi>
      <mo stretchy="false">(</mo>
      <mi>x</mi>
      <mi>;</mi>
      <msub>
        <mi>μ</mi>
        <mi>p</mi>
      </msub>
      <mi>,</mi>
      <msub>
        <mi>k</mi>
        <mi>p</mi>
      </msub>
      <mo stretchy="false">)</mo>
    </mrow>
    <annotation encoding="StarMath 5.0">g  \(  x ; μ_p , k_p  \)</annotation>
  </semantics>
</math>
</file>

<file path=Formula-6/content.xml><?xml version="1.0" encoding="utf-8"?>
<math xmlns="http://www.w3.org/1998/Math/MathML" display="inline">
  <mrow>
    <mn>0</mn>
    <mo>,</mo>
    <mn>1</mn>
    <mo>,</mo>
    <mn>2</mn>
    <mo>,</mo>
    <mo>…</mo>
    <msub>
      <mi>p</mi>
      <mrow>
        <mi>m</mi>
        <mi>a</mi>
        <mi>x</mi>
      </mrow>
    </msub>
  </mrow>
</math>
</file>

<file path=Formula-60/content.xml><?xml version="1.0" encoding="utf-8"?>
<math xmlns="http://www.w3.org/1998/Math/MathML">
  <semantics>
    <mrow>
      <mi>x</mi>
    </mrow>
    <annotation encoding="StarMath 5.0">x</annotation>
  </semantics>
</math>
</file>

<file path=Formula-61/content.xml><?xml version="1.0" encoding="utf-8"?>
<math xmlns="http://www.w3.org/1998/Math/MathML">
  <semantics>
    <mrow>
      <mi>a</mi>
    </mrow>
    <annotation encoding="StarMath 5.0">a</annotation>
  </semantics>
</math>
</file>

<file path=Formula-62/content.xml><?xml version="1.0" encoding="utf-8"?>
<math xmlns="http://www.w3.org/1998/Math/MathML">
  <semantics>
    <mrow>
      <mi>b</mi>
    </mrow>
    <annotation encoding="StarMath 5.0">b</annotation>
  </semantics>
</math>
</file>

<file path=Formula-63/content.xml><?xml version="1.0" encoding="utf-8"?>
<math xmlns="http://www.w3.org/1998/Math/MathML">
  <semantics>
    <mrow>
      <mi>L</mi>
      <msub>
        <mi>D</mi>
        <mn>50</mn>
      </msub>
    </mrow>
    <annotation encoding="StarMath 5.0">L D_50</annotation>
  </semantics>
</math>
</file>

<file path=Formula-64/content.xml><?xml version="1.0" encoding="utf-8"?>
<math xmlns="http://www.w3.org/1998/Math/MathML">
  <semantics>
    <mrow>
      <msup>
        <mi>χ</mi>
        <mn>2</mn>
      </msup>
    </mrow>
    <annotation encoding="StarMath 5.0">χ^2</annotation>
  </semantics>
</math>
</file>

<file path=Formula-65/content.xml><?xml version="1.0" encoding="utf-8"?>
<math xmlns="http://www.w3.org/1998/Math/MathML">
  <semantics>
    <mrow>
      <mi>g</mi>
      <mo stretchy="false">(</mo>
      <mi>x</mi>
      <mi>;</mi>
      <mrow>
        <msub>
          <mi>μ</mi>
          <mi>p</mi>
        </msub>
        <mo stretchy="false">=</mo>
        <mn>100</mn>
      </mrow>
      <mi>,</mi>
      <mrow>
        <msub>
          <mi>k</mi>
          <mi>p</mi>
        </msub>
        <mo stretchy="false">=</mo>
        <mn>1</mn>
      </mrow>
      <mrow>
        <mo stretchy="false">)</mo>
        <mo stretchy="false">∗</mo>
        <mn>50</mn>
      </mrow>
    </mrow>
    <annotation encoding="StarMath 5.0">g  \(  x ; μ_p = 100 , k_p = 1  \)  * 50</annotation>
  </semantics>
</math>
</file>

<file path=Formula-66/content.xml><?xml version="1.0" encoding="utf-8"?>
<math xmlns="http://www.w3.org/1998/Math/MathML">
  <semantics>
    <mrow>
      <mi>x</mi>
    </mrow>
    <annotation encoding="StarMath 5.0">x</annotation>
  </semantics>
</math>
</file>

<file path=Formula-7/content.xml><?xml version="1.0" encoding="utf-8"?>
<math xmlns="http://www.w3.org/1998/Math/MathML" display="inline">
  <mrow>
    <mn>0</mn>
    <mo>,</mo>
    <mn>1</mn>
    <mo>,</mo>
    <mn>2</mn>
    <mo>,</mo>
    <mo>…</mo>
    <msub>
      <mi>p</mi>
      <mrow>
        <mi>m</mi>
        <mi>a</mi>
        <mi>x</mi>
      </mrow>
    </msub>
  </mrow>
</math>
</file>

<file path=Formula-8/content.xml><?xml version="1.0" encoding="utf-8"?>
<math xmlns="http://www.w3.org/1998/Math/MathML" display="inline">
  <mrow>
    <mn>0</mn>
    <mo>,</mo>
    <mn>1</mn>
    <mo>,</mo>
    <mn>2</mn>
    <mo>,</mo>
    <mo>…</mo>
    <msub>
      <mi>p</mi>
      <mrow>
        <mi>m</mi>
        <mi>a</mi>
        <mi>x</mi>
      </mrow>
    </msub>
  </mrow>
</math>
</file>

<file path=Formula-9/content.xml><?xml version="1.0" encoding="utf-8"?>
<math xmlns="http://www.w3.org/1998/Math/MathML" display="inline">
  <msup>
    <mi>χ</mi>
    <mn>2</mn>
  </msup>
</math>
</file>